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2" svg:font-family="'Courier 10 Pitch'"/>
    <style:font-face style:name="FreeSans1" svg:font-family="FreeSans" style:font-family-generic="swiss"/>
    <style:font-face style:name="Courier 10 Pitch1" svg:font-family="'Courier 10 Pitch'" style:font-pitch="fixed"/>
    <style:font-face style:name="Courier 10 Pitch" svg:font-family="'Courier 10 Pitch'" style:font-adornments="Normal" style:font-pitch="fixed"/>
    <style:font-face style:name="Tlwg Typo" svg:font-family="'Tlwg Typ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52f95f" officeooo:paragraph-rsid="0052f95f"/>
    </style:style>
    <style:style style:name="P2" style:family="paragraph" style:parent-style-name="Standard">
      <style:paragraph-properties fo:text-align="justify" style:justify-single-word="false"/>
      <style:text-properties style:font-name="Courier 10 Pitch1" fo:font-size="10pt" officeooo:rsid="000c897d" officeooo:paragraph-rsid="00310475" style:font-size-asian="10pt" style:font-size-complex="10pt"/>
    </style:style>
    <style:style style:name="P3" style:family="paragraph" style:parent-style-name="Standard">
      <style:paragraph-properties fo:text-align="justify" style:justify-single-word="false"/>
      <style:text-properties style:font-name="Courier 10 Pitch1" fo:font-size="10pt" officeooo:rsid="000c897d" officeooo:paragraph-rsid="0033eda9" style:font-size-asian="10pt" style:font-size-complex="10pt"/>
    </style:style>
    <style:style style:name="P4" style:family="paragraph" style:parent-style-name="Standard">
      <style:paragraph-properties fo:text-align="justify" style:justify-single-word="false"/>
      <style:text-properties style:font-name="Courier 10 Pitch1" fo:font-size="10pt" officeooo:rsid="00102b70" officeooo:paragraph-rsid="00346fc3" style:font-size-asian="10pt" style:font-size-complex="10pt"/>
    </style:style>
    <style:style style:name="P5" style:family="paragraph" style:parent-style-name="Standard">
      <style:paragraph-properties fo:text-align="justify" style:justify-single-word="false"/>
      <style:text-properties style:font-name="Courier 10 Pitch1" fo:font-size="10pt" officeooo:rsid="00310475" officeooo:paragraph-rsid="00310475" style:font-size-asian="10pt" style:font-size-complex="10pt"/>
    </style:style>
    <style:style style:name="P6" style:family="paragraph" style:parent-style-name="Standard">
      <style:paragraph-properties fo:text-align="justify" style:justify-single-word="false"/>
      <style:text-properties style:font-name="Courier 10 Pitch1" fo:font-size="12pt" officeooo:rsid="0013eb8e" officeooo:paragraph-rsid="0014d980" style:font-size-asian="12pt" style:font-size-complex="12pt"/>
    </style:style>
    <style:style style:name="P7" style:family="paragraph" style:parent-style-name="Standard">
      <style:paragraph-properties fo:text-align="justify" style:justify-single-word="false"/>
      <style:text-properties style:font-name="Courier 10 Pitch1" fo:font-size="12pt" officeooo:rsid="0013eb8e" officeooo:paragraph-rsid="0038fa39" style:font-size-asian="12pt" style:font-size-complex="12pt"/>
    </style:style>
    <style:style style:name="P8" style:family="paragraph" style:parent-style-name="Standard">
      <style:paragraph-properties fo:text-align="justify" style:justify-single-word="false"/>
      <style:text-properties style:font-name="Courier 10 Pitch1" fo:font-size="12pt" officeooo:rsid="000c897d" officeooo:paragraph-rsid="000c897d" style:font-size-asian="12pt" style:font-size-complex="12pt"/>
    </style:style>
    <style:style style:name="P9" style:family="paragraph" style:parent-style-name="Standard">
      <style:paragraph-properties fo:text-align="justify" style:justify-single-word="false"/>
      <style:text-properties style:font-name="Courier 10 Pitch1" fo:font-size="12pt" officeooo:rsid="000c897d" officeooo:paragraph-rsid="00310475" style:font-size-asian="12pt" style:font-size-complex="12pt"/>
    </style:style>
    <style:style style:name="P10" style:family="paragraph" style:parent-style-name="Standard">
      <style:paragraph-properties fo:text-align="justify" style:justify-single-word="false"/>
      <style:text-properties style:font-name="Courier 10 Pitch1" fo:font-size="12pt" officeooo:rsid="000c897d" officeooo:paragraph-rsid="00346fc3" style:font-size-asian="12pt" style:font-size-complex="12pt"/>
    </style:style>
    <style:style style:name="P11" style:family="paragraph" style:parent-style-name="Standard">
      <style:paragraph-properties fo:text-align="justify" style:justify-single-word="false"/>
      <style:text-properties style:font-name="Courier 10 Pitch1" fo:font-size="12pt" officeooo:rsid="00102b70" officeooo:paragraph-rsid="00346fc3" style:font-size-asian="12pt" style:font-size-complex="12pt"/>
    </style:style>
    <style:style style:name="P12" style:family="paragraph" style:parent-style-name="Standard">
      <style:paragraph-properties fo:text-align="justify" style:justify-single-word="false"/>
      <style:text-properties style:font-name="Courier 10 Pitch1" fo:font-size="12pt" officeooo:rsid="00310475" officeooo:paragraph-rsid="00310475" style:font-size-asian="12pt" style:font-size-complex="12pt"/>
    </style:style>
    <style:style style:name="P13" style:family="paragraph" style:parent-style-name="Standard">
      <style:paragraph-properties fo:text-align="justify" style:justify-single-word="false"/>
      <style:text-properties style:font-name="Courier 10 Pitch1" fo:font-size="12pt" officeooo:rsid="00315328" officeooo:paragraph-rsid="00315328" style:font-size-asian="12pt" style:font-size-complex="12pt"/>
    </style:style>
    <style:style style:name="P14" style:family="paragraph" style:parent-style-name="Standard">
      <style:paragraph-properties fo:text-align="justify" style:justify-single-word="false"/>
      <style:text-properties style:font-name="Courier 10 Pitch1" fo:font-size="12pt" officeooo:rsid="00315328" officeooo:paragraph-rsid="00346fc3" style:font-size-asian="12pt" style:font-size-complex="12pt"/>
    </style:style>
    <style:style style:name="P15" style:family="paragraph" style:parent-style-name="Standard">
      <style:paragraph-properties fo:text-align="justify" style:justify-single-word="false"/>
      <style:text-properties style:font-name="Courier 10 Pitch1" fo:font-size="12pt" officeooo:rsid="00315328" officeooo:paragraph-rsid="0033ca96" style:font-size-asian="12pt" style:font-size-complex="12pt"/>
    </style:style>
    <style:style style:name="P16" style:family="paragraph" style:parent-style-name="Standard">
      <style:paragraph-properties fo:text-align="justify" style:justify-single-word="false"/>
      <style:text-properties style:font-name="Courier 10 Pitch1" fo:font-size="12pt" officeooo:rsid="002d31d4" officeooo:paragraph-rsid="002b633a" style:font-size-asian="12pt" style:font-size-complex="12pt"/>
    </style:style>
    <style:style style:name="P17" style:family="paragraph" style:parent-style-name="Standard">
      <style:paragraph-properties fo:text-align="justify" style:justify-single-word="false"/>
      <style:text-properties style:font-name="Courier 10 Pitch1" fo:font-size="12pt" officeooo:rsid="002d31d4" officeooo:paragraph-rsid="0039a2e1" style:font-size-asian="12pt" style:font-size-complex="12pt"/>
    </style:style>
    <style:style style:name="P18" style:family="paragraph" style:parent-style-name="Standard">
      <style:paragraph-properties fo:text-align="justify" style:justify-single-word="false"/>
      <style:text-properties style:font-name="Courier 10 Pitch1" fo:font-size="12pt" officeooo:rsid="0039174f" officeooo:paragraph-rsid="0038fa39" style:font-size-asian="12pt" style:font-size-complex="12pt"/>
    </style:style>
    <style:style style:name="P19" style:family="paragraph" style:parent-style-name="Standard">
      <style:paragraph-properties fo:text-align="justify" style:justify-single-word="false"/>
      <style:text-properties style:font-name="Courier 10 Pitch1" fo:font-size="12pt" officeooo:rsid="0039174f" officeooo:paragraph-rsid="004361e4" style:font-size-asian="12pt" style:font-size-complex="12pt"/>
    </style:style>
    <style:style style:name="P20" style:family="paragraph" style:parent-style-name="Standard">
      <style:paragraph-properties fo:text-align="justify" style:justify-single-word="false"/>
      <style:text-properties style:font-name="Courier 10 Pitch1" fo:font-size="12pt" officeooo:rsid="0039174f" officeooo:paragraph-rsid="0039174f" style:font-size-asian="12pt" style:font-size-complex="12pt"/>
    </style:style>
    <style:style style:name="P21" style:family="paragraph" style:parent-style-name="Standard">
      <style:paragraph-properties fo:text-align="justify" style:justify-single-word="false"/>
      <style:text-properties style:font-name="Courier 10 Pitch1" fo:font-size="12pt" officeooo:rsid="001949ce" officeooo:paragraph-rsid="003c4694" style:font-size-asian="12pt" style:font-size-complex="12pt"/>
    </style:style>
    <style:style style:name="P22" style:family="paragraph" style:parent-style-name="Standard">
      <style:paragraph-properties fo:text-align="justify" style:justify-single-word="false"/>
      <style:text-properties style:font-name="Courier 10 Pitch1" fo:font-size="12pt" officeooo:rsid="001949ce" officeooo:paragraph-rsid="003e37a3" style:font-size-asian="12pt" style:font-size-complex="12pt"/>
    </style:style>
    <style:style style:name="P23" style:family="paragraph" style:parent-style-name="Standard">
      <style:paragraph-properties fo:text-align="justify" style:justify-single-word="false"/>
      <style:text-properties style:font-name="Courier 10 Pitch1" fo:font-size="12pt" officeooo:rsid="001f0225" officeooo:paragraph-rsid="001f0225" style:font-size-asian="12pt" style:font-size-complex="12pt"/>
    </style:style>
    <style:style style:name="P24" style:family="paragraph" style:parent-style-name="Standard">
      <style:paragraph-properties fo:text-align="justify" style:justify-single-word="false"/>
      <style:text-properties style:font-name="Courier 10 Pitch1" fo:font-size="12pt" officeooo:rsid="001f0225" officeooo:paragraph-rsid="003fb32d" style:font-size-asian="12pt" style:font-size-complex="12pt"/>
    </style:style>
    <style:style style:name="P25" style:family="paragraph" style:parent-style-name="Standard">
      <style:paragraph-properties fo:text-align="justify" style:justify-single-word="false"/>
      <style:text-properties style:font-name="Courier 10 Pitch1" fo:font-size="12pt" officeooo:rsid="001f0225" officeooo:paragraph-rsid="00575ebe" style:font-size-asian="12pt" style:font-size-complex="12pt"/>
    </style:style>
    <style:style style:name="P26" style:family="paragraph" style:parent-style-name="Standard">
      <style:paragraph-properties fo:text-align="justify" style:justify-single-word="false"/>
      <style:text-properties style:font-name="Courier 10 Pitch1" fo:font-size="12pt" officeooo:rsid="002de444" officeooo:paragraph-rsid="00310475" style:font-size-asian="12pt" style:font-size-complex="12pt"/>
    </style:style>
    <style:style style:name="P27" style:family="paragraph" style:parent-style-name="Standard">
      <style:paragraph-properties fo:text-align="justify" style:justify-single-word="false"/>
      <style:text-properties style:font-name="Courier 10 Pitch1" fo:font-size="12pt" officeooo:rsid="0018b533" officeooo:paragraph-rsid="0039174f" style:font-size-asian="12pt" style:font-size-complex="12pt"/>
    </style:style>
    <style:style style:name="P28" style:family="paragraph" style:parent-style-name="Standard">
      <style:paragraph-properties fo:text-align="justify" style:justify-single-word="false"/>
      <style:text-properties style:font-name="Courier 10 Pitch1" fo:font-size="12pt" officeooo:rsid="00152393" officeooo:paragraph-rsid="003a5d5c" style:font-size-asian="12pt" style:font-size-complex="12pt"/>
    </style:style>
    <style:style style:name="P29" style:family="paragraph" style:parent-style-name="Standard">
      <style:paragraph-properties fo:text-align="justify" style:justify-single-word="false"/>
      <style:text-properties style:font-name="Courier 10 Pitch1" fo:font-size="12pt" officeooo:rsid="00152393" officeooo:paragraph-rsid="004f684e" style:font-size-asian="12pt" style:font-size-complex="12pt"/>
    </style:style>
    <style:style style:name="P30" style:family="paragraph" style:parent-style-name="Standard">
      <style:paragraph-properties fo:text-align="justify" style:justify-single-word="false"/>
      <style:text-properties style:font-name="Courier 10 Pitch1" fo:font-size="12pt" officeooo:rsid="004361e4" officeooo:paragraph-rsid="004361e4" style:font-size-asian="12pt" style:font-size-complex="12pt"/>
    </style:style>
    <style:style style:name="P31" style:family="paragraph" style:parent-style-name="Standard">
      <style:paragraph-properties fo:text-align="justify" style:justify-single-word="false"/>
      <style:text-properties style:font-name="Courier 10 Pitch1" fo:font-size="12pt" officeooo:rsid="002b633a" officeooo:paragraph-rsid="000a9c0f" style:font-size-asian="12pt" style:font-size-complex="12pt"/>
    </style:style>
    <style:style style:name="P32" style:family="paragraph" style:parent-style-name="Standard">
      <style:paragraph-properties fo:text-align="justify" style:justify-single-word="false"/>
      <style:text-properties style:font-name="Courier 10 Pitch1" fo:font-size="12pt" officeooo:rsid="002b633a" officeooo:paragraph-rsid="0039a2e1" style:font-size-asian="12pt" style:font-size-complex="12pt"/>
    </style:style>
    <style:style style:name="P33" style:family="paragraph" style:parent-style-name="Standard">
      <style:paragraph-properties fo:text-align="justify" style:justify-single-word="false"/>
      <style:text-properties style:font-name="Courier 10 Pitch1" fo:font-size="12pt" officeooo:rsid="0020a325" officeooo:paragraph-rsid="00575ebe" style:font-size-asian="12pt" style:font-size-complex="12pt"/>
    </style:style>
    <style:style style:name="P34" style:family="paragraph" style:parent-style-name="Standard">
      <style:paragraph-properties fo:text-align="justify" style:justify-single-word="false"/>
      <style:text-properties style:font-name="Courier 10 Pitch1" fo:font-size="12pt" officeooo:rsid="001f21a7" officeooo:paragraph-rsid="00465f76" style:font-size-asian="12pt" style:font-size-complex="12pt"/>
    </style:style>
    <style:style style:name="P35" style:family="paragraph" style:parent-style-name="Standard">
      <style:paragraph-properties fo:text-align="justify" style:justify-single-word="false"/>
      <style:text-properties style:font-name="Courier 10 Pitch1" fo:font-size="12pt" officeooo:rsid="001f21a7" officeooo:paragraph-rsid="007e109e" style:font-size-asian="12pt" style:font-size-complex="12pt"/>
    </style:style>
    <style:style style:name="P36" style:family="paragraph" style:parent-style-name="Standard">
      <style:paragraph-properties fo:text-align="justify" style:justify-single-word="false"/>
      <style:text-properties style:font-name="Courier 10 Pitch1" fo:font-size="12pt" officeooo:rsid="00575ebe" officeooo:paragraph-rsid="00575ebe" style:font-size-asian="12pt" style:font-size-complex="12pt"/>
    </style:style>
    <style:style style:name="P37" style:family="paragraph" style:parent-style-name="Standard">
      <style:paragraph-properties fo:text-align="justify" style:justify-single-word="false"/>
      <style:text-properties style:font-name="Courier 10 Pitch1" fo:font-size="12pt" officeooo:rsid="00581ca5" officeooo:paragraph-rsid="00581ca5" style:font-size-asian="12pt" style:font-size-complex="12pt"/>
    </style:style>
    <style:style style:name="P38" style:family="paragraph" style:parent-style-name="Standard">
      <style:paragraph-properties fo:text-align="justify" style:justify-single-word="false"/>
      <style:text-properties style:font-name="Courier 10 Pitch1" fo:font-size="12pt" officeooo:rsid="005c0b30" officeooo:paragraph-rsid="005c0b30" style:font-size-asian="12pt" style:font-size-complex="12pt"/>
    </style:style>
    <style:style style:name="P39" style:family="paragraph" style:parent-style-name="Standard">
      <style:paragraph-properties fo:text-align="justify" style:justify-single-word="false"/>
      <style:text-properties style:font-name="Courier 10 Pitch1" fo:font-size="12pt" officeooo:rsid="005780da" officeooo:paragraph-rsid="005804b1" style:font-size-asian="12pt" style:font-size-complex="12pt"/>
    </style:style>
    <style:style style:name="P40" style:family="paragraph" style:parent-style-name="Standard">
      <style:paragraph-properties fo:text-align="justify" style:justify-single-word="false"/>
      <style:text-properties style:font-name="Courier 10 Pitch1" fo:font-size="12pt" officeooo:rsid="001af28d" officeooo:paragraph-rsid="003e37a3" style:font-size-asian="12pt" style:font-size-complex="12pt"/>
    </style:style>
    <style:style style:name="P41" style:family="paragraph" style:parent-style-name="Standard">
      <style:paragraph-properties fo:text-align="justify" style:justify-single-word="false"/>
      <style:text-properties style:font-name="Courier 10 Pitch1" fo:font-size="12pt" officeooo:rsid="004f8051" officeooo:paragraph-rsid="005055b5" style:font-size-asian="12pt" style:font-size-complex="12pt"/>
    </style:style>
    <style:style style:name="P42" style:family="paragraph" style:parent-style-name="Standard">
      <style:paragraph-properties fo:text-align="justify" style:justify-single-word="false"/>
      <style:text-properties style:font-name="Courier 10 Pitch1" fo:font-size="12pt" officeooo:rsid="00387fbd" officeooo:paragraph-rsid="0039a2e1" fo:background-color="#dddddd" style:font-size-asian="12pt" style:font-size-complex="12pt"/>
    </style:style>
    <style:style style:name="P43" style:family="paragraph" style:parent-style-name="Standard">
      <style:paragraph-properties fo:text-align="justify" style:justify-single-word="false"/>
      <style:text-properties style:font-name="Courier 10 Pitch1" fo:font-size="9pt" officeooo:rsid="0038fa39" officeooo:paragraph-rsid="0038fa39" style:font-size-asian="9pt" style:font-size-complex="9pt"/>
    </style:style>
    <style:style style:name="P44" style:family="paragraph" style:parent-style-name="Standard">
      <style:paragraph-properties fo:text-align="justify" style:justify-single-word="false"/>
      <style:text-properties style:font-name="Courier 10 Pitch1" fo:font-size="14pt" officeooo:rsid="002d31d4" officeooo:paragraph-rsid="002b633a" fo:background-color="#dddddd" style:font-size-asian="14pt" style:font-size-complex="14pt"/>
    </style:style>
    <style:style style:name="P45" style:family="paragraph" style:parent-style-name="Standard">
      <style:paragraph-properties fo:text-align="justify" style:justify-single-word="false"/>
      <style:text-properties style:font-name="Courier 10 Pitch1" fo:font-size="14pt" officeooo:rsid="002d31d4" officeooo:paragraph-rsid="0039a2e1" fo:background-color="#dddddd" style:font-size-asian="14pt" style:font-size-complex="14pt"/>
    </style:style>
    <style:style style:name="P46" style:family="paragraph" style:parent-style-name="Standard">
      <style:paragraph-properties fo:text-align="justify" style:justify-single-word="false"/>
      <style:text-properties style:font-name="Courier 10 Pitch1" fo:font-size="14pt" officeooo:rsid="002b633a" officeooo:paragraph-rsid="002b633a" fo:background-color="#dddddd" style:font-size-asian="14pt" style:font-size-complex="14pt"/>
    </style:style>
    <style:style style:name="P47" style:family="paragraph" style:parent-style-name="Standard">
      <style:paragraph-properties fo:text-align="justify" style:justify-single-word="false"/>
      <style:text-properties style:font-name="Courier 10 Pitch1" fo:font-size="14pt" officeooo:rsid="00387fbd" officeooo:paragraph-rsid="003fc305" fo:background-color="#dddddd" style:font-size-asian="14pt" style:font-size-complex="14pt"/>
    </style:style>
    <style:style style:name="P48" style:family="paragraph" style:parent-style-name="Standard">
      <style:paragraph-properties fo:text-align="justify" style:justify-single-word="false"/>
      <style:text-properties style:font-name="Courier 10 Pitch1" fo:font-size="14pt" officeooo:rsid="005780da" officeooo:paragraph-rsid="005804b1" fo:background-color="#dddddd" style:font-size-asian="14pt" style:font-size-complex="14pt"/>
    </style:style>
    <style:style style:name="P49" style:family="paragraph" style:parent-style-name="Standard">
      <style:paragraph-properties fo:text-align="justify" style:justify-single-word="false"/>
      <style:text-properties style:font-name="Courier 10 Pitch1" fo:font-size="14pt" officeooo:rsid="002d31d4" officeooo:paragraph-rsid="002b633a" style:font-size-asian="14pt" style:font-size-complex="14pt"/>
    </style:style>
    <style:style style:name="P50" style:family="paragraph" style:parent-style-name="Standard">
      <style:paragraph-properties fo:text-align="justify" style:justify-single-word="false"/>
      <style:text-properties style:font-name="Courier 10 Pitch1" fo:font-size="14pt" officeooo:rsid="00387fbd" officeooo:paragraph-rsid="00575ebe" style:font-size-asian="14pt" style:font-size-complex="14pt"/>
    </style:style>
    <style:style style:name="P51" style:family="paragraph" style:parent-style-name="Standard">
      <style:paragraph-properties fo:text-align="justify" style:justify-single-word="false"/>
      <style:text-properties style:font-name="Courier 10 Pitch2" fo:font-size="12pt" officeooo:rsid="0034d6e1" officeooo:paragraph-rsid="0034d6e1" style:font-size-asian="12pt" style:font-size-complex="12pt"/>
    </style:style>
    <style:style style:name="P52" style:family="paragraph" style:parent-style-name="Standard">
      <style:paragraph-properties fo:text-align="justify" style:justify-single-word="false"/>
      <style:text-properties style:font-name="Courier 10 Pitch2" fo:font-size="12pt" officeooo:rsid="004f684e" officeooo:paragraph-rsid="004f684e" style:font-size-asian="12pt" style:font-size-complex="12pt"/>
    </style:style>
    <style:style style:name="P53" style:family="paragraph" style:parent-style-name="Standard">
      <style:paragraph-properties fo:text-align="justify" style:justify-single-word="false"/>
      <style:text-properties officeooo:paragraph-rsid="005804b1"/>
    </style:style>
    <style:style style:name="P54" style:family="paragraph" style:parent-style-name="Standard">
      <style:paragraph-properties fo:text-align="justify" style:justify-single-word="false"/>
      <style:text-properties officeooo:rsid="00581ca5" officeooo:paragraph-rsid="00581ca5"/>
    </style:style>
    <style:style style:name="P55" style:family="paragraph" style:parent-style-name="Standard">
      <style:paragraph-properties fo:text-align="justify" style:justify-single-word="false"/>
      <style:text-properties style:font-name="Tlwg Typo" fo:font-size="12pt" officeooo:rsid="001949ce" officeooo:paragraph-rsid="003e37a3" fo:background-color="transparent" style:font-size-asian="12pt" style:font-size-complex="12pt"/>
    </style:style>
    <style:style style:name="P56" style:family="paragraph" style:parent-style-name="Standard">
      <style:paragraph-properties fo:text-align="justify" style:justify-single-word="false"/>
      <style:text-properties style:font-name="Tlwg Typo" fo:font-size="12pt" officeooo:rsid="00581ca5" officeooo:paragraph-rsid="00581ca5" style:font-size-asian="12pt" style:font-size-complex="12pt"/>
    </style:style>
    <style:style style:name="P57" style:family="paragraph" style:parent-style-name="Standard">
      <style:paragraph-properties fo:text-align="justify" style:justify-single-word="false"/>
      <style:text-properties style:font-name="Tlwg Typo" fo:font-size="12pt" officeooo:rsid="00581ca5" officeooo:paragraph-rsid="005abf95" style:font-size-asian="12pt" style:font-size-complex="12pt"/>
    </style:style>
    <style:style style:name="P58" style:family="paragraph" style:parent-style-name="Standard">
      <style:paragraph-properties fo:text-align="justify" style:justify-single-word="false"/>
      <style:text-properties style:font-name="Tlwg Typo" fo:font-size="12pt" officeooo:rsid="005c0b30" officeooo:paragraph-rsid="005c0b30" style:font-size-asian="12pt" style:font-size-complex="12pt"/>
    </style:style>
    <style:style style:name="P59" style:family="paragraph" style:parent-style-name="Text_20_body">
      <style:paragraph-properties fo:margin-left="-0.3cm" fo:margin-right="0cm" fo:line-height="100%" fo:text-align="justify" style:justify-single-word="false" fo:text-indent="0cm" style:auto-text-indent="false" style:shadow="none"/>
      <style:text-properties style:font-name="Courier 10 Pitch1" fo:font-size="12pt" officeooo:paragraph-rsid="0026e730" style:font-size-asian="12pt" style:font-size-complex="12pt"/>
    </style:style>
    <style:style style:name="P60" style:family="paragraph" style:parent-style-name="Heading_20_1" style:master-page-name="">
      <loext:graphic-properties draw:fill="none"/>
      <style:paragraph-properties fo:margin-left="0cm" fo:margin-right="0cm" fo:margin-top="0.423cm" fo:margin-bottom="0.212cm" loext:contextual-spacing="false" fo:line-height="100%" fo:text-align="justify" style:justify-single-word="false" fo:text-indent="0cm" style:auto-text-indent="false" style:page-number="auto" fo:background-color="transparent" style:shadow="none" fo:keep-with-next="always"/>
      <style:text-properties style:font-name="Courier 10 Pitch1" fo:font-size="12pt" fo:font-weight="normal" officeooo:rsid="0043f125" officeooo:paragraph-rsid="0026e730" fo:background-color="transparent" style:font-size-asian="12pt" style:font-weight-asian="normal" style:font-size-complex="12pt" style:font-weight-complex="normal"/>
    </style:style>
    <style:style style:name="P61" style:family="paragraph" style:parent-style-name="Heading_20_1" style:master-page-name="">
      <loext:graphic-properties draw:fill="none"/>
      <style:paragraph-properties fo:margin-left="0cm" fo:margin-right="0cm" fo:margin-top="0.199cm" fo:margin-bottom="0cm" loext:contextual-spacing="false" fo:line-height="100%" fo:text-align="center" style:justify-single-word="false" fo:text-indent="0cm" style:auto-text-indent="false" style:page-number="auto" fo:background-color="transparent" style:shadow="none" fo:keep-with-next="always"/>
      <style:text-properties style:font-name="Courier 10 Pitch1" fo:font-size="12pt" officeooo:rsid="000da203" officeooo:paragraph-rsid="0026eaeb" fo:background-color="transparent" style:font-size-asian="12pt" style:font-size-complex="12pt"/>
    </style:style>
    <style:style style:name="P62" style:family="paragraph" style:parent-style-name="Heading_20_1">
      <loext:graphic-properties draw:fill="none"/>
      <style:paragraph-properties fo:margin-left="0cm" fo:margin-right="0cm" fo:margin-top="0.199cm" fo:margin-bottom="0cm" loext:contextual-spacing="false" fo:line-height="100%" fo:text-align="justify" style:justify-single-word="false" fo:text-indent="0cm" style:auto-text-indent="false" fo:background-color="transparent" style:shadow="none"/>
      <style:text-properties style:font-name="Courier 10 Pitch1" fo:font-size="12pt" fo:font-weight="normal" officeooo:rsid="0043f125" officeooo:paragraph-rsid="0026eaeb" fo:background-color="transparent" style:font-size-asian="12pt" style:font-weight-asian="normal" style:font-size-complex="12pt" style:font-weight-complex="normal"/>
    </style:style>
    <style:style style:name="P63"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text-indent="0cm" style:auto-text-indent="false" style:page-number="auto" fo:background-color="transparent" style:shadow="none"/>
      <style:text-properties style:font-name="Courier 10 Pitch1" fo:font-size="12pt" officeooo:rsid="0026e730" officeooo:paragraph-rsid="0040adc6" style:font-size-asian="12pt" style:font-size-complex="12pt"/>
    </style:style>
    <style:style style:name="P64" style:family="paragraph" style:parent-style-name="Text_20_body">
      <loext:graphic-properties draw:fill="none"/>
      <style:paragraph-properties fo:margin-left="0cm" fo:margin-right="0cm" fo:margin-top="0cm" fo:margin-bottom="0.247cm" loext:contextual-spacing="false" fo:line-height="100%" fo:text-align="justify" style:justify-single-word="false" fo:text-indent="0cm" style:auto-text-indent="false" fo:background-color="transparent" style:shadow="none"/>
      <style:text-properties style:font-name="Courier 10 Pitch1" fo:font-size="12pt" officeooo:rsid="0026e730" officeooo:paragraph-rsid="0040adc6" style:font-size-asian="12pt" style:font-size-complex="12pt"/>
    </style:style>
    <style:style style:name="P65" style:family="paragraph" style:parent-style-name="Text_20_body">
      <loext:graphic-properties draw:fill="none"/>
      <style:paragraph-properties fo:margin-left="0cm" fo:margin-right="0cm" fo:margin-top="0cm" fo:margin-bottom="0.247cm" loext:contextual-spacing="false" fo:line-height="100%" fo:text-align="justify" style:justify-single-word="false" fo:text-indent="0cm" style:auto-text-indent="false" fo:background-color="transparent" style:shadow="none"/>
      <style:text-properties style:font-name="Courier 10 Pitch1" fo:font-size="12pt" officeooo:rsid="00286ec6" officeooo:paragraph-rsid="0040adc6" style:font-size-asian="12pt" style:font-size-complex="12pt"/>
    </style:style>
    <style:style style:name="P66" style:family="paragraph" style:parent-style-name="Text_20_body" style:master-page-name="">
      <loext:graphic-properties draw:fill="none"/>
      <style:paragraph-properties fo:margin-left="0.101cm" fo:margin-right="0cm" fo:margin-top="0cm" fo:margin-bottom="0.247cm" loext:contextual-spacing="false" fo:line-height="100%" fo:text-align="justify" style:justify-single-word="false" fo:text-indent="0cm" style:auto-text-indent="false" style:page-number="auto" fo:background-color="transparent" style:shadow="none"/>
      <style:text-properties style:font-name="Courier 10 Pitch1" fo:font-size="12pt" officeooo:rsid="0026e730" officeooo:paragraph-rsid="0026e730" style:font-size-asian="12pt" style:font-size-complex="12pt"/>
    </style:style>
    <style:style style:name="P67" style:family="paragraph" style:parent-style-name="Standard" style:list-style-name="L1">
      <style:paragraph-properties fo:text-align="justify" style:justify-single-word="false"/>
      <style:text-properties style:font-name="Courier 10 Pitch1" fo:font-size="12pt" officeooo:rsid="002d31d4" officeooo:paragraph-rsid="002d31d4" style:font-size-asian="12pt" style:font-size-complex="12pt"/>
    </style:style>
    <style:style style:name="P68" style:family="paragraph" style:parent-style-name="Standard" style:list-style-name="L2">
      <style:paragraph-properties fo:text-align="justify" style:justify-single-word="false"/>
      <style:text-properties style:font-name="Courier 10 Pitch1" fo:font-size="12pt" officeooo:rsid="000a9c0f" officeooo:paragraph-rsid="002d31d4" style:font-size-asian="12pt" style:font-size-complex="12pt"/>
    </style:style>
    <style:style style:name="P69" style:family="paragraph" style:parent-style-name="Standard" style:list-style-name="L2">
      <style:paragraph-properties fo:text-align="justify" style:justify-single-word="false"/>
      <style:text-properties style:font-name="Courier 10 Pitch1" fo:font-size="12pt" officeooo:rsid="000a9c0f" officeooo:paragraph-rsid="002dbc04" style:font-size-asian="12pt" style:font-size-complex="12pt"/>
    </style:style>
    <style:style style:name="P70" style:family="paragraph" style:parent-style-name="Standard" style:list-style-name="L2">
      <style:paragraph-properties fo:text-align="justify" style:justify-single-word="false"/>
      <style:text-properties style:font-name="Courier 10 Pitch1" fo:font-size="12pt" officeooo:rsid="000a9c0f" officeooo:paragraph-rsid="002de444" style:font-size-asian="12pt" style:font-size-complex="12pt"/>
    </style:style>
    <style:style style:name="P71" style:family="paragraph" style:parent-style-name="Standard" style:list-style-name="L2">
      <style:paragraph-properties fo:text-align="justify" style:justify-single-word="false"/>
      <style:text-properties style:font-name="Courier 10 Pitch1" fo:font-size="12pt" officeooo:rsid="000a9c0f" officeooo:paragraph-rsid="002f2930" style:font-size-asian="12pt" style:font-size-complex="12pt"/>
    </style:style>
    <style:style style:name="P72" style:family="paragraph" style:parent-style-name="Standard" style:list-style-name="L2">
      <style:paragraph-properties fo:text-align="justify" style:justify-single-word="false"/>
      <style:text-properties style:font-name="Courier 10 Pitch1" fo:font-size="12pt" officeooo:rsid="002de444" officeooo:paragraph-rsid="00310475" style:font-size-asian="12pt" style:font-size-complex="12pt"/>
    </style:style>
    <style:style style:name="P73" style:family="paragraph" style:parent-style-name="Standard" style:list-style-name="L2">
      <style:paragraph-properties fo:text-align="justify" style:justify-single-word="false"/>
      <style:text-properties style:font-name="Courier 10 Pitch1" fo:font-size="12pt" officeooo:rsid="00310475" officeooo:paragraph-rsid="00310475" style:font-size-asian="12pt" style:font-size-complex="12pt"/>
    </style:style>
    <style:style style:name="P74" style:family="paragraph" style:parent-style-name="Standard" style:list-style-name="L2">
      <style:paragraph-properties fo:text-align="justify" style:justify-single-word="false"/>
      <style:text-properties style:font-name="Courier 10 Pitch1" fo:font-size="12pt" officeooo:rsid="00315328" officeooo:paragraph-rsid="00315328" style:font-size-asian="12pt" style:font-size-complex="12pt"/>
    </style:style>
    <style:style style:name="P75" style:family="paragraph" style:parent-style-name="Standard" style:list-style-name="L2">
      <style:paragraph-properties fo:text-align="justify" style:justify-single-word="false"/>
      <style:text-properties style:font-name="Courier 10 Pitch1" fo:font-size="12pt" officeooo:rsid="00315328" officeooo:paragraph-rsid="00346fc3" style:font-size-asian="12pt" style:font-size-complex="12pt"/>
    </style:style>
    <style:style style:name="P76" style:family="paragraph" style:parent-style-name="Standard" style:list-style-name="L2">
      <style:paragraph-properties fo:text-align="justify" style:justify-single-word="false"/>
      <style:text-properties style:font-name="Courier 10 Pitch1" fo:font-size="12pt" officeooo:rsid="0010fc73" officeooo:paragraph-rsid="00387fbd" style:font-size-asian="12pt" style:font-size-complex="12pt"/>
    </style:style>
    <style:style style:name="P77" style:family="paragraph" style:parent-style-name="Standard" style:list-style-name="L2">
      <style:paragraph-properties fo:text-align="justify" style:justify-single-word="false"/>
      <style:text-properties style:font-name="Courier 10 Pitch1" fo:font-size="12pt" officeooo:rsid="00115c13" officeooo:paragraph-rsid="004de3fd" style:font-size-asian="12pt" style:font-size-complex="12pt"/>
    </style:style>
    <style:style style:name="P78" style:family="paragraph" style:parent-style-name="Standard" style:list-style-name="L5">
      <style:paragraph-properties fo:text-align="justify" style:justify-single-word="false"/>
      <style:text-properties style:font-name="Courier 10 Pitch1" fo:font-size="12pt" officeooo:rsid="0017bcfc" officeooo:paragraph-rsid="0039174f" style:font-size-asian="12pt" style:font-size-complex="12pt"/>
    </style:style>
    <style:style style:name="P79" style:family="paragraph" style:parent-style-name="Standard" style:list-style-name="L5">
      <style:paragraph-properties fo:text-align="justify" style:justify-single-word="false"/>
      <style:text-properties style:font-name="Courier 10 Pitch1" fo:font-size="12pt" officeooo:rsid="0018b533" officeooo:paragraph-rsid="0039174f" style:font-size-asian="12pt" style:font-size-complex="12pt"/>
    </style:style>
    <style:style style:name="P80" style:family="paragraph" style:parent-style-name="Standard" style:list-style-name="L5">
      <style:paragraph-properties fo:text-align="justify" style:justify-single-word="false"/>
      <style:text-properties style:font-name="Courier 10 Pitch1" fo:font-size="12pt" officeooo:rsid="00152393" officeooo:paragraph-rsid="003a5d5c" style:font-size-asian="12pt" style:font-size-complex="12pt"/>
    </style:style>
    <style:style style:name="P81" style:family="paragraph" style:parent-style-name="Standard" style:list-style-name="L5">
      <style:paragraph-properties fo:text-align="justify" style:justify-single-word="false"/>
      <style:text-properties style:font-name="Courier 10 Pitch1" fo:font-size="12pt" officeooo:rsid="00152393" officeooo:paragraph-rsid="003c4694" style:font-size-asian="12pt" style:font-size-complex="12pt"/>
    </style:style>
    <style:style style:name="P82" style:family="paragraph" style:parent-style-name="Standard" style:list-style-name="L5">
      <style:paragraph-properties fo:text-align="justify" style:justify-single-word="false"/>
      <style:text-properties style:font-name="Courier 10 Pitch1" fo:font-size="12pt" officeooo:rsid="004f2b9f" officeooo:paragraph-rsid="004f2b9f" style:font-size-asian="12pt" style:font-size-complex="12pt"/>
    </style:style>
    <style:style style:name="P83" style:family="paragraph" style:parent-style-name="Standard" style:list-style-name="L5">
      <style:paragraph-properties fo:text-align="justify" style:justify-single-word="false"/>
      <style:text-properties style:font-name="Courier 10 Pitch1" fo:font-size="12pt" officeooo:rsid="001949ce" officeooo:paragraph-rsid="00456fa2" style:font-size-asian="12pt" style:font-size-complex="12pt"/>
    </style:style>
    <style:style style:name="P84" style:family="paragraph" style:parent-style-name="Standard" style:list-style-name="L5">
      <style:paragraph-properties fo:text-align="justify" style:justify-single-word="false"/>
      <style:text-properties style:font-name="Courier 10 Pitch1" fo:font-size="12pt" officeooo:rsid="001949ce" officeooo:paragraph-rsid="003c4694" style:font-size-asian="12pt" style:font-size-complex="12pt"/>
    </style:style>
    <style:style style:name="P85" style:family="paragraph" style:parent-style-name="Standard" style:list-style-name="L5">
      <style:paragraph-properties fo:text-align="justify" style:justify-single-word="false"/>
      <style:text-properties style:font-name="Courier 10 Pitch1" fo:font-size="12pt" officeooo:rsid="001949ce" officeooo:paragraph-rsid="003e37a3" style:font-size-asian="12pt" style:font-size-complex="12pt"/>
    </style:style>
    <style:style style:name="P86" style:family="paragraph" style:parent-style-name="Standard" style:list-style-name="L5">
      <style:paragraph-properties fo:text-align="justify" style:justify-single-word="false"/>
      <style:text-properties style:font-name="Courier 10 Pitch1" fo:font-size="12pt" officeooo:rsid="0020a325" officeooo:paragraph-rsid="003c4694" style:font-size-asian="12pt" style:font-size-complex="12pt"/>
    </style:style>
    <style:style style:name="P87" style:family="paragraph" style:parent-style-name="Standard" style:list-style-name="L5">
      <style:paragraph-properties fo:text-align="justify" style:justify-single-word="false"/>
      <style:text-properties style:font-name="Courier 10 Pitch1" fo:font-size="12pt" officeooo:rsid="0020a325" officeooo:paragraph-rsid="00575ebe" style:font-size-asian="12pt" style:font-size-complex="12pt"/>
    </style:style>
    <style:style style:name="P88" style:family="paragraph" style:parent-style-name="Standard" style:list-style-name="L5">
      <style:paragraph-properties fo:text-align="justify" style:justify-single-word="false"/>
      <style:text-properties style:font-name="Courier 10 Pitch1" fo:font-size="12pt" officeooo:rsid="001af28d" officeooo:paragraph-rsid="003e37a3" style:font-size-asian="12pt" style:font-size-complex="12pt"/>
    </style:style>
    <style:style style:name="P89" style:family="paragraph" style:parent-style-name="Standard" style:list-style-name="L5">
      <style:paragraph-properties fo:text-align="justify" style:justify-single-word="false"/>
      <style:text-properties style:font-name="Courier 10 Pitch1" fo:font-size="12pt" officeooo:rsid="004f8051" officeooo:paragraph-rsid="007c9142" style:font-size-asian="12pt" style:font-size-complex="12pt"/>
    </style:style>
    <style:style style:name="P90" style:family="paragraph" style:parent-style-name="Standard" style:list-style-name="L5">
      <style:paragraph-properties fo:text-align="justify" style:justify-single-word="false"/>
      <style:text-properties style:font-name="Courier 10 Pitch1" fo:font-size="12pt" officeooo:rsid="001f0225" officeooo:paragraph-rsid="00459068" style:font-size-asian="12pt" style:font-size-complex="12pt"/>
    </style:style>
    <style:style style:name="P91" style:family="paragraph" style:parent-style-name="Standard" style:list-style-name="L5">
      <style:paragraph-properties fo:text-align="justify" style:justify-single-word="false"/>
      <style:text-properties style:font-name="Courier 10 Pitch1" fo:font-size="12pt" officeooo:rsid="001f0225" officeooo:paragraph-rsid="003fb32d" style:font-size-asian="12pt" style:font-size-complex="12pt"/>
    </style:style>
    <style:style style:name="P92" style:family="paragraph" style:parent-style-name="Standard" style:list-style-name="L6">
      <style:paragraph-properties fo:text-align="justify" style:justify-single-word="false"/>
      <style:text-properties style:font-name="Courier 10 Pitch1" fo:font-size="12pt" officeooo:rsid="001f21a7" officeooo:paragraph-rsid="00465f76" style:font-size-asian="12pt" style:font-size-complex="12pt"/>
    </style:style>
    <style:style style:name="P93" style:family="paragraph" style:parent-style-name="Standard" style:list-style-name="L6">
      <style:paragraph-properties fo:text-align="justify" style:justify-single-word="false"/>
      <style:text-properties style:font-name="Courier 10 Pitch1" fo:font-size="12pt" officeooo:rsid="0057489d" officeooo:paragraph-rsid="0057489d" style:font-size-asian="12pt" style:font-size-complex="12pt"/>
    </style:style>
    <style:style style:name="P94" style:family="paragraph" style:parent-style-name="Standard" style:list-style-name="L5">
      <style:paragraph-properties fo:text-align="justify" style:justify-single-word="false"/>
      <style:text-properties style:font-name="Courier 10 Pitch1" fo:font-size="12pt" officeooo:rsid="0057489d" officeooo:paragraph-rsid="00575ebe" style:font-size-asian="12pt" style:font-size-complex="12pt"/>
    </style:style>
    <style:style style:name="P95" style:family="paragraph" style:parent-style-name="Standard" style:list-style-name="L6">
      <style:paragraph-properties fo:text-align="justify" style:justify-single-word="false"/>
      <style:text-properties style:font-name="Courier 10 Pitch1" fo:font-size="12pt" officeooo:rsid="0046fc17" officeooo:paragraph-rsid="0046fc17" style:font-size-asian="12pt" style:font-size-complex="12pt"/>
    </style:style>
    <style:style style:name="P96" style:family="paragraph" style:parent-style-name="Standard" style:list-style-name="L5">
      <style:paragraph-properties fo:text-align="justify" style:justify-single-word="false"/>
      <style:text-properties style:font-name="Courier 10 Pitch1" fo:font-size="12pt" officeooo:rsid="00562ce5" officeooo:paragraph-rsid="00575ebe" style:font-size-asian="12pt" style:font-size-complex="12pt"/>
    </style:style>
    <style:style style:name="P97" style:family="paragraph" style:parent-style-name="Standard" style:list-style-name="L5">
      <style:paragraph-properties fo:text-align="justify" style:justify-single-word="false"/>
      <style:text-properties style:font-name="Courier 10 Pitch1" fo:font-size="12pt" officeooo:rsid="003fb834" officeooo:paragraph-rsid="00575ebe" style:font-size-asian="12pt" style:font-size-complex="12pt"/>
    </style:style>
    <style:style style:name="P98" style:family="paragraph" style:parent-style-name="Standard" style:list-style-name="L5">
      <style:paragraph-properties fo:text-align="justify" style:justify-single-word="false"/>
      <style:text-properties style:font-name="Courier 10 Pitch1" fo:font-size="12pt" officeooo:rsid="005780da" officeooo:paragraph-rsid="005780da" style:font-size-asian="12pt" style:font-size-complex="12pt"/>
    </style:style>
    <style:style style:name="P99" style:family="paragraph" style:parent-style-name="Standard" style:list-style-name="L5">
      <style:paragraph-properties fo:text-align="justify" style:justify-single-word="false"/>
      <style:text-properties style:font-name="Courier 10 Pitch1" fo:font-size="12pt" officeooo:rsid="00575ebe" officeooo:paragraph-rsid="00575ebe" style:font-size-asian="12pt" style:font-size-complex="12pt"/>
    </style:style>
    <style:style style:name="P100" style:family="paragraph" style:parent-style-name="Standard" style:list-style-name="L5">
      <style:paragraph-properties fo:text-align="justify" style:justify-single-word="false"/>
      <style:text-properties style:font-name="Courier 10 Pitch1" fo:font-size="12pt" officeooo:rsid="00581ca5" officeooo:paragraph-rsid="00581ca5" style:font-size-asian="12pt" style:font-size-complex="12pt"/>
    </style:style>
    <style:style style:name="P101" style:family="paragraph" style:parent-style-name="Standard" style:list-style-name="L5">
      <style:paragraph-properties fo:text-align="justify" style:justify-single-word="false"/>
      <style:text-properties style:font-name="Courier 10 Pitch1" fo:font-size="12pt" officeooo:rsid="005c0b30" officeooo:paragraph-rsid="005c0b30" style:font-size-asian="12pt" style:font-size-complex="12pt"/>
    </style:style>
    <style:style style:name="P102" style:family="paragraph" style:parent-style-name="Standard" style:list-style-name="L5">
      <style:paragraph-properties fo:text-align="justify" style:justify-single-word="false"/>
      <style:text-properties style:font-name="Courier 10 Pitch1" fo:font-size="12pt" officeooo:rsid="005d11c0" officeooo:paragraph-rsid="005d11c0" style:font-size-asian="12pt" style:font-size-complex="12pt"/>
    </style:style>
    <style:style style:name="P103" style:family="paragraph" style:parent-style-name="Standard" style:list-style-name="L1">
      <style:paragraph-properties fo:text-align="justify" style:justify-single-word="false"/>
      <style:text-properties style:font-name="Courier 10 Pitch1" fo:font-size="12pt" fo:font-weight="bold" officeooo:rsid="002b633a" officeooo:paragraph-rsid="0039a2e1" style:font-size-asian="12pt" style:font-weight-asian="bold" style:font-size-complex="12pt" style:font-weight-complex="bold"/>
    </style:style>
    <style:style style:name="P104" style:family="paragraph" style:parent-style-name="Standard" style:list-style-name="L3">
      <style:paragraph-properties fo:text-align="justify" style:justify-single-word="false"/>
      <style:text-properties style:font-name="Courier 10 Pitch1" fo:font-size="12pt" officeooo:rsid="00315328" officeooo:paragraph-rsid="00315328" fo:background-color="#dddddd" style:font-size-asian="12pt" style:font-size-complex="12pt"/>
    </style:style>
    <style:style style:name="P105" style:family="paragraph" style:parent-style-name="Standard" style:list-style-name="L5">
      <style:paragraph-properties fo:text-align="justify" style:justify-single-word="false"/>
      <style:text-properties style:font-name="Courier 10 Pitch1" fo:font-size="6pt" officeooo:rsid="0039174f" officeooo:paragraph-rsid="0039174f" fo:background-color="#dddddd" style:font-size-asian="5.25pt" style:font-size-complex="6pt"/>
    </style:style>
    <style:style style:name="P106" style:family="paragraph" style:parent-style-name="Standard" style:list-style-name="L5">
      <style:paragraph-properties fo:text-align="justify" style:justify-single-word="false"/>
      <style:text-properties style:font-name="Courier 10 Pitch1" fo:font-size="6pt" officeooo:rsid="0017bcfc" officeooo:paragraph-rsid="0039174f" style:font-size-asian="5.25pt" style:font-size-complex="6pt"/>
    </style:style>
    <style:style style:name="P107" style:family="paragraph" style:parent-style-name="Standard" style:list-style-name="L5">
      <style:paragraph-properties fo:text-align="justify" style:justify-single-word="false"/>
      <style:text-properties style:font-name="Courier 10 Pitch1" fo:font-size="6pt" officeooo:rsid="004f2b9f" officeooo:paragraph-rsid="004f2b9f" style:font-size-asian="5.25pt" style:font-size-complex="6pt"/>
    </style:style>
    <style:style style:name="P108" style:family="paragraph" style:parent-style-name="Standard" style:list-style-name="L1">
      <style:paragraph-properties fo:text-align="justify" style:justify-single-word="false"/>
      <style:text-properties officeooo:paragraph-rsid="0039a2e1"/>
    </style:style>
    <style:style style:name="P109" style:family="paragraph" style:parent-style-name="Standard" style:list-style-name="L2">
      <style:paragraph-properties fo:text-align="justify" style:justify-single-word="false"/>
      <style:text-properties officeooo:paragraph-rsid="002d31d4"/>
    </style:style>
    <style:style style:name="P110" style:family="paragraph" style:parent-style-name="Standard" style:list-style-name="L4">
      <style:paragraph-properties fo:text-align="justify" style:justify-single-word="false"/>
      <style:text-properties officeooo:paragraph-rsid="0034d6e1"/>
    </style:style>
    <style:style style:name="P111" style:family="paragraph" style:parent-style-name="Standard" style:list-style-name="L5">
      <style:paragraph-properties fo:text-align="justify" style:justify-single-word="false"/>
      <style:text-properties officeooo:paragraph-rsid="0039174f"/>
    </style:style>
    <style:style style:name="P112" style:family="paragraph" style:parent-style-name="Standard" style:list-style-name="L6">
      <style:paragraph-properties fo:text-align="justify" style:justify-single-word="false"/>
      <style:text-properties officeooo:paragraph-rsid="0057489d"/>
    </style:style>
    <style:style style:name="P113" style:family="paragraph" style:parent-style-name="Standard" style:list-style-name="L3">
      <style:paragraph-properties fo:text-align="justify" style:justify-single-word="false"/>
      <style:text-properties style:font-name="Tlwg Typo" fo:font-size="12pt" officeooo:rsid="00315328" officeooo:paragraph-rsid="00315328" fo:background-color="transparent" style:font-size-asian="12pt" style:font-size-complex="12pt"/>
    </style:style>
    <style:style style:name="P114" style:family="paragraph" style:parent-style-name="Standard" style:list-style-name="L3">
      <style:paragraph-properties fo:text-align="justify" style:justify-single-word="false"/>
      <style:text-properties style:font-name="Tlwg Typo" fo:font-size="12pt" officeooo:rsid="00315328" officeooo:paragraph-rsid="0033ca96" fo:background-color="transparent" style:font-size-asian="12pt" style:font-size-complex="12pt"/>
    </style:style>
    <style:style style:name="P115" style:family="paragraph" style:parent-style-name="Standard" style:list-style-name="L5">
      <style:paragraph-properties fo:text-align="justify" style:justify-single-word="false"/>
      <style:text-properties style:font-name="Tlwg Typo" fo:font-size="12pt" officeooo:rsid="004f2b9f" officeooo:paragraph-rsid="004f2b9f" style:font-size-asian="12pt" style:font-size-complex="12pt"/>
    </style:style>
    <style:style style:name="P116" style:family="paragraph" style:parent-style-name="Standard" style:list-style-name="L6">
      <style:paragraph-properties fo:text-align="justify" style:justify-single-word="false"/>
      <style:text-properties style:font-name="Tlwg Typo" fo:font-size="12pt" officeooo:rsid="0057489d" officeooo:paragraph-rsid="0057489d" style:font-size-asian="12pt" style:font-size-complex="12pt"/>
    </style:style>
    <style:style style:name="P117" style:family="paragraph" style:parent-style-name="Standard" style:list-style-name="L6">
      <style:paragraph-properties fo:text-align="justify" style:justify-single-word="false"/>
      <style:text-properties style:font-name="Tlwg Typo" officeooo:rsid="0057489d" officeooo:paragraph-rsid="0057489d"/>
    </style:style>
    <style:style style:name="P118" style:family="paragraph" style:parent-style-name="Standard" style:list-style-name="L4">
      <style:paragraph-properties fo:text-align="justify" style:justify-single-word="false"/>
      <style:text-properties style:font-name="Courier 10 Pitch2" fo:font-size="12pt" officeooo:rsid="0034d6e1" officeooo:paragraph-rsid="0034d6e1" style:font-size-asian="12pt" style:font-size-complex="12pt"/>
    </style:style>
    <style:style style:name="P119" style:family="paragraph" style:parent-style-name="Standard" style:list-style-name="L5">
      <style:paragraph-properties fo:text-align="justify" style:justify-single-word="false"/>
      <style:text-properties style:font-name="Courier 10 Pitch2" fo:font-size="12pt" officeooo:rsid="004f2b9f" officeooo:paragraph-rsid="004f2b9f" style:font-size-asian="12pt" style:font-size-complex="12pt"/>
    </style:style>
    <style:style style:name="P120" style:family="paragraph" style:parent-style-name="Standard" style:list-style-name="L6">
      <style:paragraph-properties fo:text-align="justify" style:justify-single-word="false"/>
      <style:text-properties style:font-name="Courier 10 Pitch2" fo:font-size="12pt" officeooo:rsid="004f2b9f" officeooo:paragraph-rsid="0057489d" style:font-size-asian="12pt" style:font-size-complex="12pt"/>
    </style:style>
    <style:style style:name="P121" style:family="paragraph" style:parent-style-name="Standard" style:list-style-name="L5">
      <style:paragraph-properties fo:text-align="justify" style:justify-single-word="false"/>
      <style:text-properties style:font-name="Courier 10 Pitch2" fo:font-size="12pt" officeooo:rsid="004f684e" officeooo:paragraph-rsid="004f684e" style:font-size-asian="12pt" style:font-size-complex="12pt"/>
    </style:style>
    <style:style style:name="P122" style:family="paragraph" style:parent-style-name="Standard" style:list-style-name="L5">
      <style:paragraph-properties fo:text-align="justify" style:justify-single-word="false"/>
      <style:text-properties style:font-name="Courier 10 Pitch2" fo:font-size="12pt" fo:font-weight="bold" officeooo:rsid="0076e128" officeooo:paragraph-rsid="007c9142" style:font-size-asian="12pt" style:font-weight-asian="bold" style:font-size-complex="12pt" style:font-weight-complex="bold"/>
    </style:style>
    <style:style style:name="P123" style:family="paragraph" style:parent-style-name="Text_20_body" style:list-style-name="">
      <loext:graphic-properties draw:fill="none"/>
      <style:paragraph-properties fo:margin-left="0cm" fo:margin-right="0cm" fo:margin-top="0.423cm" fo:margin-bottom="0.212cm" loext:contextual-spacing="false" fo:line-height="100%" fo:text-align="justify" style:justify-single-word="false" fo:text-indent="0cm" style:auto-text-indent="false" fo:background-color="transparent" style:shadow="none"/>
      <style:text-properties style:font-name="Courier 10 Pitch1" fo:font-size="12pt" fo:font-weight="normal" officeooo:rsid="0043f125" officeooo:paragraph-rsid="0026e730" fo:background-color="transparent" style:font-size-asian="12pt" style:font-weight-asian="normal" style:font-size-complex="12pt" style:font-weight-complex="normal"/>
    </style:style>
    <style:style style:name="P124" style:family="paragraph" style:parent-style-name="Text_20_body" style:list-style-name="">
      <loext:graphic-properties draw:fill="none"/>
      <style:paragraph-properties fo:margin-left="0cm" fo:margin-right="0cm" fo:margin-top="0.199cm" fo:margin-bottom="0cm" loext:contextual-spacing="false" fo:line-height="100%" fo:text-align="center" style:justify-single-word="false" fo:text-indent="0cm" style:auto-text-indent="false" fo:background-color="transparent" style:shadow="none"/>
      <style:text-properties style:font-name="Courier 10 Pitch1" fo:font-size="12pt" fo:font-weight="normal" officeooo:rsid="0085e87c" officeooo:paragraph-rsid="0085e87c" fo:background-color="transparent" style:font-size-asian="12pt" style:font-weight-asian="normal" style:font-size-complex="12pt" style:font-weight-complex="normal"/>
    </style:style>
    <style:style style:name="P125" style:family="paragraph">
      <loext:graphic-properties draw:fill="solid" draw:fill-color="#dddddd" draw:opacity="30%"/>
    </style:style>
    <style:style style:name="P126" style:family="paragraph">
      <loext:graphic-properties draw:fill="none"/>
    </style:style>
    <style:style style:name="T1" style:family="text">
      <style:text-properties officeooo:rsid="000a9c0f"/>
    </style:style>
    <style:style style:name="T2" style:family="text">
      <style:text-properties officeooo:rsid="000f69a9"/>
    </style:style>
    <style:style style:name="T3" style:family="text">
      <style:text-properties officeooo:rsid="00115c13"/>
    </style:style>
    <style:style style:name="T4" style:family="text">
      <style:text-properties officeooo:rsid="001423cc"/>
    </style:style>
    <style:style style:name="T5" style:family="text">
      <style:text-properties officeooo:rsid="0014d980"/>
    </style:style>
    <style:style style:name="T6" style:family="text">
      <style:text-properties officeooo:rsid="001949ce"/>
    </style:style>
    <style:style style:name="T7" style:family="text">
      <style:text-properties officeooo:rsid="0020a325"/>
    </style:style>
    <style:style style:name="T8" style:family="text">
      <style:text-properties officeooo:rsid="0026e730"/>
    </style:style>
    <style:style style:name="T9" style:family="text">
      <style:text-properties fo:font-weight="normal" style:font-weight-asian="normal" style:font-weight-complex="normal"/>
    </style:style>
    <style:style style:name="T10" style:family="text">
      <style:text-properties fo:font-weight="normal" officeooo:rsid="0043f125" style:font-weight-asian="normal" style:font-weight-complex="normal"/>
    </style:style>
    <style:style style:name="T11" style:family="text">
      <style:text-properties fo:font-weight="normal" officeooo:rsid="0026e730" style:font-weight-asian="normal" style:font-weight-complex="normal"/>
    </style:style>
    <style:style style:name="T12" style:family="text">
      <style:text-properties fo:font-weight="normal" officeooo:rsid="0048a6f9" style:font-weight-asian="normal" style:font-weight-complex="normal"/>
    </style:style>
    <style:style style:name="T13" style:family="text">
      <style:text-properties officeooo:rsid="007801e5"/>
    </style:style>
    <style:style style:name="T14" style:family="text">
      <style:text-properties style:font-name="Courier 10 Pitch1" fo:font-size="12pt" style:font-size-asian="12pt" style:font-size-complex="12pt"/>
    </style:style>
    <style:style style:name="T15" style:family="text">
      <style:text-properties style:font-name="Courier 10 Pitch1" fo:font-size="12pt" officeooo:rsid="002b633a" style:font-size-asian="12pt" style:font-size-complex="12pt"/>
    </style:style>
    <style:style style:name="T16" style:family="text">
      <style:text-properties style:font-name="Courier 10 Pitch1" fo:font-size="12pt" officeooo:rsid="000b1099" style:font-size-asian="12pt" style:font-size-complex="12pt"/>
    </style:style>
    <style:style style:name="T17" style:family="text">
      <style:text-properties style:font-name="Courier 10 Pitch1" fo:font-size="12pt" officeooo:rsid="000f69a9" style:font-size-asian="12pt" style:font-size-complex="12pt"/>
    </style:style>
    <style:style style:name="T18" style:family="text">
      <style:text-properties style:font-name="Courier 10 Pitch1" fo:font-size="12pt" officeooo:rsid="002d31d4" style:font-size-asian="12pt" style:font-size-complex="12pt"/>
    </style:style>
    <style:style style:name="T19" style:family="text">
      <style:text-properties style:font-name="Courier 10 Pitch1" fo:font-size="12pt" officeooo:rsid="0034d6e1" style:font-size-asian="12pt" style:font-size-complex="12pt"/>
    </style:style>
    <style:style style:name="T20" style:family="text">
      <style:text-properties style:font-name="Courier 10 Pitch1" fo:font-size="12pt" officeooo:rsid="0014d980" style:font-size-asian="12pt" style:font-size-complex="12pt"/>
    </style:style>
    <style:style style:name="T21" style:family="text">
      <style:text-properties style:font-name="Courier 10 Pitch1" fo:font-size="12pt" officeooo:rsid="0017bcfc" style:font-size-asian="12pt" style:font-size-complex="12pt"/>
    </style:style>
    <style:style style:name="T22" style:family="text">
      <style:text-properties style:font-name="Courier 10 Pitch1" fo:font-size="12pt" officeooo:rsid="0039174f" style:font-size-asian="12pt" style:font-size-complex="12pt"/>
    </style:style>
    <style:style style:name="T23" style:family="text">
      <style:text-properties style:font-name="Courier 10 Pitch1" fo:font-size="12pt" officeooo:rsid="0040adc6" style:font-size-asian="12pt" style:font-size-complex="12pt"/>
    </style:style>
    <style:style style:name="T24" style:family="text">
      <style:text-properties style:font-name="Courier 10 Pitch1" fo:font-size="12pt" officeooo:rsid="0041f0a5" style:font-size-asian="12pt" style:font-size-complex="12pt"/>
    </style:style>
    <style:style style:name="T25" style:family="text">
      <style:text-properties style:font-name="Courier 10 Pitch1" fo:font-size="12pt" officeooo:rsid="004361e4" style:font-size-asian="12pt" style:font-size-complex="12pt"/>
    </style:style>
    <style:style style:name="T26" style:family="text">
      <style:text-properties style:font-name="Courier 10 Pitch1" fo:font-size="12pt" officeooo:rsid="001f21a7" style:font-size-asian="12pt" style:font-size-complex="12pt"/>
    </style:style>
    <style:style style:name="T27" style:family="text">
      <style:text-properties style:font-name="Courier 10 Pitch1" fo:font-size="12pt" officeooo:rsid="0057489d" style:font-size-asian="12pt" style:font-size-complex="12pt"/>
    </style:style>
    <style:style style:name="T28" style:family="text">
      <style:text-properties style:font-name="Courier 10 Pitch1" fo:font-size="12pt" officeooo:rsid="005780da" style:font-size-asian="12pt" style:font-size-complex="12pt"/>
    </style:style>
    <style:style style:name="T29" style:family="text">
      <style:text-properties style:font-name="Courier 10 Pitch1" fo:font-size="12pt" officeooo:rsid="005804b1" style:font-size-asian="12pt" style:font-size-complex="12pt"/>
    </style:style>
    <style:style style:name="T30" style:family="text">
      <style:text-properties style:font-name="Courier 10 Pitch1" fo:font-size="12pt" officeooo:rsid="00687f15" style:font-size-asian="12pt" style:font-size-complex="12pt"/>
    </style:style>
    <style:style style:name="T31" style:family="text">
      <style:text-properties style:font-name="Courier 10 Pitch1" fo:font-size="12pt" officeooo:rsid="00697ebc" style:font-size-asian="12pt" style:font-size-complex="12pt"/>
    </style:style>
    <style:style style:name="T32" style:family="text">
      <style:text-properties style:font-name="Courier 10 Pitch1" fo:font-size="12pt" officeooo:rsid="00726ff6" style:font-size-asian="12pt" style:font-size-complex="12pt"/>
    </style:style>
    <style:style style:name="T33" style:family="text">
      <style:text-properties style:font-name="Courier 10 Pitch1" fo:font-size="12pt" fo:font-weight="bold" officeooo:rsid="002b633a" style:font-size-asian="12pt" style:font-weight-asian="bold" style:font-size-complex="12pt" style:font-weight-complex="bold"/>
    </style:style>
    <style:style style:name="T34" style:family="text">
      <style:text-properties style:font-name="Courier 10 Pitch1" fo:font-size="12pt" officeooo:rsid="0017bcfc" fo:background-color="transparent" loext:char-shading-value="0" style:font-size-asian="12pt" style:font-size-complex="12pt"/>
    </style:style>
    <style:style style:name="T35" style:family="text">
      <style:text-properties style:font-name="Courier 10 Pitch1" officeooo:rsid="00387fbd"/>
    </style:style>
    <style:style style:name="T36" style:family="text">
      <style:text-properties style:font-name="Courier 10 Pitch1" fo:font-size="14pt" officeooo:rsid="00387fbd" fo:background-color="#dddddd" loext:char-shading-value="0" style:font-size-asian="14pt" style:font-size-complex="14pt"/>
    </style:style>
    <style:style style:name="T37" style:family="text">
      <style:text-properties style:font-name="Courier 10 Pitch1" fo:font-size="14pt" officeooo:rsid="005780da" fo:background-color="#dddddd" loext:char-shading-value="0" style:font-size-asian="14pt" style:font-size-complex="14pt"/>
    </style:style>
    <style:style style:name="T38" style:family="text">
      <style:text-properties officeooo:rsid="002d31d4"/>
    </style:style>
    <style:style style:name="T39" style:family="text">
      <style:text-properties officeooo:rsid="002dbc04"/>
    </style:style>
    <style:style style:name="T40" style:family="text">
      <style:text-properties officeooo:rsid="002de444"/>
    </style:style>
    <style:style style:name="T41" style:family="text">
      <style:text-properties officeooo:rsid="003342d2"/>
    </style:style>
    <style:style style:name="T42" style:family="text">
      <style:text-properties officeooo:rsid="0033eda9"/>
    </style:style>
    <style:style style:name="T43" style:family="text">
      <style:text-properties officeooo:rsid="00346fc3"/>
    </style:style>
    <style:style style:name="T44" style:family="text">
      <style:text-properties style:font-name="Courier 10 Pitch2"/>
    </style:style>
    <style:style style:name="T45" style:family="text">
      <style:text-properties style:font-name="Courier 10 Pitch2" fo:font-size="12pt" officeooo:rsid="0034d6e1" style:font-size-asian="12pt" style:font-size-complex="12pt"/>
    </style:style>
    <style:style style:name="T46" style:family="text">
      <style:text-properties style:font-name="Courier 10 Pitch2" officeooo:rsid="0077e18e"/>
    </style:style>
    <style:style style:name="T47" style:family="text">
      <style:text-properties officeooo:rsid="0039a2e1"/>
    </style:style>
    <style:style style:name="T48" style:family="text">
      <style:text-properties officeooo:rsid="003fb834"/>
    </style:style>
    <style:style style:name="T49" style:family="text">
      <style:text-properties officeooo:rsid="0040adc6"/>
    </style:style>
    <style:style style:name="T50" style:family="text">
      <style:text-properties officeooo:rsid="00286ec6"/>
    </style:style>
    <style:style style:name="T51" style:family="text">
      <style:text-properties fo:background-color="#dddddd" loext:char-shading-value="0"/>
    </style:style>
    <style:style style:name="T52" style:family="text">
      <style:text-properties officeooo:rsid="005780da" fo:background-color="#dddddd" loext:char-shading-value="0"/>
    </style:style>
    <style:style style:name="T53" style:family="text">
      <style:text-properties fo:background-color="#eeeeee" loext:char-shading-value="0"/>
    </style:style>
    <style:style style:name="T54" style:family="text">
      <style:text-properties officeooo:rsid="0041f0a5"/>
    </style:style>
    <style:style style:name="T55" style:family="text">
      <style:text-properties officeooo:rsid="004361e4"/>
    </style:style>
    <style:style style:name="T56" style:family="text">
      <style:text-properties officeooo:rsid="00444f4f"/>
    </style:style>
    <style:style style:name="T57" style:family="text">
      <style:text-properties officeooo:rsid="00456fa2"/>
    </style:style>
    <style:style style:name="T58" style:family="text">
      <style:text-properties officeooo:rsid="00459068"/>
    </style:style>
    <style:style style:name="T59" style:family="text">
      <style:text-properties officeooo:rsid="00465f76"/>
    </style:style>
    <style:style style:name="T60" style:family="text">
      <style:text-properties officeooo:rsid="0048a6f9"/>
    </style:style>
    <style:style style:name="T61" style:family="text">
      <style:text-properties officeooo:rsid="004de3fd"/>
    </style:style>
    <style:style style:name="T62" style:family="text">
      <style:text-properties officeooo:rsid="004f2b9f"/>
    </style:style>
    <style:style style:name="T63" style:family="text">
      <style:text-properties officeooo:rsid="004f7c81"/>
    </style:style>
    <style:style style:name="T64" style:family="text">
      <style:text-properties officeooo:rsid="004f8051"/>
    </style:style>
    <style:style style:name="T65" style:family="text">
      <style:text-properties officeooo:rsid="0052f95f"/>
    </style:style>
    <style:style style:name="T66" style:family="text">
      <style:text-properties officeooo:rsid="00562ce5"/>
    </style:style>
    <style:style style:name="T67" style:family="text">
      <style:text-properties officeooo:rsid="0057489d"/>
    </style:style>
    <style:style style:name="T68" style:family="text">
      <style:text-properties officeooo:rsid="00575ebe"/>
    </style:style>
    <style:style style:name="T69" style:family="text">
      <style:text-properties officeooo:rsid="00581ca5"/>
    </style:style>
    <style:style style:name="T70" style:family="text">
      <style:text-properties officeooo:rsid="0059c11d"/>
    </style:style>
    <style:style style:name="T71" style:family="text">
      <style:text-properties officeooo:rsid="005abf95"/>
    </style:style>
    <style:style style:name="T72" style:family="text">
      <style:text-properties officeooo:rsid="005d11c0"/>
    </style:style>
    <style:style style:name="T73" style:family="text">
      <style:text-properties fo:background-color="transparent" loext:char-shading-value="0"/>
    </style:style>
    <style:style style:name="T74" style:family="text">
      <style:text-properties officeooo:rsid="002dbc04" fo:background-color="transparent" loext:char-shading-value="0"/>
    </style:style>
    <style:style style:name="T75" style:family="text">
      <style:text-properties officeooo:rsid="00115c13" fo:background-color="transparent" loext:char-shading-value="0"/>
    </style:style>
    <style:style style:name="T76" style:family="text">
      <style:text-properties officeooo:rsid="00459068" fo:background-color="transparent" loext:char-shading-value="0"/>
    </style:style>
    <style:style style:name="T77" style:family="text">
      <style:text-properties officeooo:rsid="00648b9d"/>
    </style:style>
    <style:style style:name="T78" style:family="text">
      <style:text-properties officeooo:rsid="0066bd0b"/>
    </style:style>
    <style:style style:name="T79" style:family="text">
      <style:text-properties officeooo:rsid="006716d6"/>
    </style:style>
    <style:style style:name="T80" style:family="text">
      <style:text-properties officeooo:rsid="006e9d06"/>
    </style:style>
    <style:style style:name="T81" style:family="text">
      <style:text-properties officeooo:rsid="006f0acd"/>
    </style:style>
    <style:style style:name="T82" style:family="text">
      <style:text-properties officeooo:rsid="00700603"/>
    </style:style>
    <style:style style:name="T83" style:family="text">
      <style:text-properties style:font-name="Tlwg Typo"/>
    </style:style>
    <style:style style:name="T84" style:family="text">
      <style:text-properties style:font-name="Tlwg Typo" fo:background-color="transparent" loext:char-shading-value="0"/>
    </style:style>
    <style:style style:name="T85" style:family="text">
      <style:text-properties style:font-name="Tlwg Typo" officeooo:rsid="0041f0a5" fo:background-color="transparent" loext:char-shading-value="0"/>
    </style:style>
    <style:style style:name="T86" style:family="text">
      <style:text-properties style:font-name="Tlwg Typo" officeooo:rsid="00115c13" fo:background-color="transparent" loext:char-shading-value="0"/>
    </style:style>
    <style:style style:name="T87" style:family="text">
      <style:text-properties style:font-name="Tlwg Typo" officeooo:rsid="00456fa2" fo:background-color="transparent" loext:char-shading-value="0"/>
    </style:style>
    <style:style style:name="T88" style:family="text">
      <style:text-properties style:font-name="Tlwg Typo" officeooo:rsid="0020a325" fo:background-color="transparent" loext:char-shading-value="0"/>
    </style:style>
    <style:style style:name="T89" style:family="text">
      <style:text-properties style:font-name="Tlwg Typo" officeooo:rsid="001d578b" fo:background-color="transparent" loext:char-shading-value="0"/>
    </style:style>
    <style:style style:name="T90" style:family="text">
      <style:text-properties style:font-name="Tlwg Typo" officeooo:rsid="001949ce" fo:background-color="transparent" loext:char-shading-value="0"/>
    </style:style>
    <style:style style:name="T91" style:family="text">
      <style:text-properties style:font-name="Tlwg Typo" officeooo:rsid="00310475" fo:background-color="transparent" loext:char-shading-value="0"/>
    </style:style>
    <style:style style:name="T92" style:family="text">
      <style:text-properties style:font-name="Tlwg Typo" officeooo:rsid="003fb834" fo:background-color="transparent" loext:char-shading-value="0"/>
    </style:style>
    <style:style style:name="T93" style:family="text">
      <style:text-properties style:font-name="Tlwg Typo" officeooo:rsid="0041f0a5"/>
    </style:style>
    <style:style style:name="T94" style:family="text">
      <style:text-properties style:font-name="Tlwg Typo" fo:font-size="12pt" officeooo:rsid="002d31d4" fo:background-color="transparent" loext:char-shading-value="0" style:font-size-asian="12pt" style:font-size-complex="12pt"/>
    </style:style>
    <style:style style:name="T95" style:family="text">
      <style:text-properties style:font-name="Tlwg Typo" fo:font-size="12pt" officeooo:rsid="0034d6e1" fo:background-color="transparent" loext:char-shading-value="0" style:font-size-asian="12pt" style:font-size-complex="12pt"/>
    </style:style>
    <style:style style:name="T96" style:family="text">
      <style:text-properties style:font-name="Tlwg Typo" fo:font-size="12pt" officeooo:rsid="004361e4" fo:background-color="transparent" loext:char-shading-value="0" style:font-size-asian="12pt" style:font-size-complex="12pt"/>
    </style:style>
    <style:style style:name="T97" style:family="text">
      <style:text-properties style:font-name="Tlwg Typo" fo:font-size="12pt" officeooo:rsid="0014d980" fo:background-color="transparent" loext:char-shading-value="0" style:font-size-asian="12pt" style:font-size-complex="12pt"/>
    </style:style>
    <style:style style:name="T98" style:family="text">
      <style:text-properties style:font-name="Tlwg Typo" fo:font-size="12pt" officeooo:rsid="0017bcfc" fo:background-color="transparent" loext:char-shading-value="0" style:font-size-asian="12pt" style:font-size-complex="12pt"/>
    </style:style>
    <style:style style:name="T99" style:family="text">
      <style:text-properties style:font-name="Tlwg Typo" fo:font-size="12pt" officeooo:rsid="00456fa2" fo:background-color="transparent" loext:char-shading-value="0" style:font-size-asian="12pt" style:font-size-complex="12pt"/>
    </style:style>
    <style:style style:name="T100" style:family="text">
      <style:text-properties style:font-name="Tlwg Typo" fo:font-size="12pt" officeooo:rsid="0039174f" fo:background-color="transparent" loext:char-shading-value="0" style:font-size-asian="12pt" style:font-size-complex="12pt"/>
    </style:style>
    <style:style style:name="T101" style:family="text">
      <style:text-properties style:font-name="Tlwg Typo" fo:font-size="12pt" officeooo:rsid="001f21a7" fo:background-color="transparent" loext:char-shading-value="0" style:font-size-asian="12pt" style:font-size-complex="12pt"/>
    </style:style>
    <style:style style:name="T102" style:family="text">
      <style:text-properties style:font-name="Tlwg Typo" fo:font-size="12pt" officeooo:rsid="0017bcfc" style:font-size-asian="12pt" style:font-size-complex="12pt"/>
    </style:style>
    <style:style style:name="T103" style:family="text">
      <style:text-properties style:font-name="Tlwg Typo" fo:font-size="12pt" officeooo:rsid="0057489d" style:font-size-asian="12pt" style:font-size-complex="12pt"/>
    </style:style>
    <style:style style:name="T104" style:family="text">
      <style:text-properties style:font-name="Tlwg Typo" fo:background-color="#eeeeee" loext:char-shading-value="0"/>
    </style:style>
    <style:style style:name="T105" style:family="text">
      <style:text-properties style:font-name="Tlwg Typo" officeooo:rsid="000f69a9" fo:background-color="#eeeeee" loext:char-shading-value="0"/>
    </style:style>
    <style:style style:name="T106" style:family="text">
      <style:text-properties style:font-name="Tlwg Typo" officeooo:rsid="00562ce5"/>
    </style:style>
    <style:style style:name="T107" style:family="text">
      <style:text-properties style:font-name="Tlwg Typo" officeooo:rsid="0057489d"/>
    </style:style>
    <style:style style:name="T108" style:family="text">
      <style:text-properties style:font-name="Tlwg Typo" officeooo:rsid="007e109e"/>
    </style:style>
    <style:style style:name="T109" style:family="text">
      <style:text-properties style:font-name="Tlwg Typo" officeooo:rsid="004f2b9f"/>
    </style:style>
    <style:style style:name="T110" style:family="text">
      <style:text-properties style:font-name="Tlwg Typo" officeooo:rsid="0080b1b7"/>
    </style:style>
    <style:style style:name="T111" style:family="text">
      <style:text-properties style:font-name="Tlwg Typo" officeooo:rsid="00581ca5"/>
    </style:style>
    <style:style style:name="T112" style:family="text">
      <style:text-properties style:font-name="Tlwg Typo" officeooo:rsid="00832fe9"/>
    </style:style>
    <style:style style:name="T113" style:family="text">
      <style:text-properties officeooo:rsid="007386ea"/>
    </style:style>
    <style:style style:name="T114" style:family="text">
      <style:text-properties officeooo:rsid="007473c6"/>
    </style:style>
    <style:style style:name="T115" style:family="text">
      <style:text-properties officeooo:rsid="00749647"/>
    </style:style>
    <style:style style:name="T116" style:family="text">
      <style:text-properties officeooo:rsid="0077e18e"/>
    </style:style>
    <style:style style:name="T117" style:family="text">
      <style:text-properties officeooo:rsid="007c9142"/>
    </style:style>
    <style:style style:name="T118" style:family="text">
      <style:text-properties fo:font-weight="bold" style:font-weight-asian="bold" style:font-weight-complex="bold"/>
    </style:style>
    <style:style style:name="T119" style:family="text">
      <style:text-properties fo:font-weight="bold" officeooo:rsid="003fb834" style:font-weight-asian="bold" style:font-weight-complex="bold"/>
    </style:style>
    <style:style style:name="T120" style:family="text">
      <style:text-properties officeooo:rsid="007d405e"/>
    </style:style>
    <style:style style:name="T121" style:family="text">
      <style:text-properties fo:font-style="italic" officeooo:rsid="00465f76" style:font-style-asian="italic" style:font-style-complex="italic"/>
    </style:style>
    <style:style style:name="T122" style:family="text">
      <style:text-properties fo:font-size="12pt" style:font-size-asian="12pt" style:font-size-complex="12pt"/>
    </style:style>
    <style:style style:name="T123" style:family="text">
      <style:text-properties fo:font-size="12pt" officeooo:rsid="004f2b9f" style:font-size-asian="12pt" style:font-size-complex="12pt"/>
    </style:style>
    <style:style style:name="T124" style:family="text">
      <style:text-properties officeooo:rsid="0080b1b7"/>
    </style:style>
    <style:style style:name="T125" style:family="text">
      <style:text-properties officeooo:rsid="00832fe9"/>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808080" draw:fill="solid" draw:fill-color="#dddddd" draw:opacity="30%" draw:textarea-horizontal-align="justify" draw:textarea-vertical-align="middle" draw:auto-grow-height="false" fo:min-height="3.598cm" fo:min-width="16.806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808080" draw:fill="solid" draw:fill-color="#dddddd" draw:opacity="30%" draw:textarea-horizontal-align="justify" draw:textarea-vertical-align="middle" draw:auto-grow-height="false" fo:min-height="2.536cm" fo:min-width="8.666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808080" draw:fill="solid" draw:fill-color="#dddddd" draw:opacity="30%" draw:textarea-horizontal-align="justify" draw:textarea-vertical-align="middle" draw:auto-grow-height="false" fo:min-height="4.03cm" fo:min-width="15.139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808080" draw:fill="solid" draw:fill-color="#dddddd" draw:opacity="30%" draw:textarea-horizontal-align="justify" draw:textarea-vertical-align="middle" draw:auto-grow-height="false" fo:min-height="3.457cm" fo:min-width="17.277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none" draw:textarea-horizontal-align="justify" draw:textarea-vertical-align="middle" draw:auto-grow-height="false" fo:min-height="4.085cm" fo:min-width="16.41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IUT <text:span text:style-name="T8">info</text:span> Montpellier<text:tab/><text:tab/> <text:s text:c="3"/><text:tab/> <text:s/>M4103C – Prog web client riche</text:h>
      <text:h text:style-name="P123" text:outline-level="1"/>
      <text:h text:style-name="P61" text:outline-level="1"><text:span text:style-name="T9">TD </text:span><text:span text:style-name="T10">n°</text:span><text:span text:style-name="T11">1</text:span><text:span text:style-name="T9"> – </text:span><text:span text:style-name="T11">Dynamiser </text:span><text:span text:style-name="T12">une page web</text:span></text:h>
      <text:h text:style-name="P124" text:outline-level="1">(Introduction à JavaScript)</text:h>
      <text:h text:style-name="P62" text:outline-level="1">__________________________________________________________________</text:h>
      <text:p text:style-name="P59"><text:tab/><text:span text:style-name="T13"><text:tab/></text:span></text:p>
      <text:p text:style-name="P59"/>
      <text:p text:style-name="P66"><text:tab/>Vos TD et projets de S1 (Conception Doc) vous ont appris à créer des sites web statiques, où les pages ne varient pas. Leur seul aspect dynamique était apporté pas le css qui permettait des effets (media querries, transitions, etc).</text:p>
      <text:p text:style-name="P64"><text:tab/>En S3 vous avez appris à réellement dynamiser vos sites web en utilisant des appels au serveur web, avec des pages web construites par le serveur, en fonction de données recueillies sur la base de données <text:span text:style-name="T60">ou par le biais de formulaires</text:span>, et au moyen du langage PHP.</text:p>
      <text:p text:style-name="P64"><text:s/><text:span text:style-name="T49"><text:tab/>L’aspect dynamique de ces sites tient donc au fait que le serveur web construit la page sur demande (en fonction de l’utilisateur, des données d’un formulaire, etc). La page construite est donc fonction des circonstances, et c’est ce qui lui donne son caractère dynamique.</text:span></text:p>
      <text:p text:style-name="P64"><text:tab/>Depuis l’apparition du langage de script JavaScript, on peut rendre dynamique un<text:span text:style-name="T49">e page web</text:span> par l’utilisation de scripts, en réponse à des <text:span text:style-name="T49">sollicitations côté client. Par exemple, des </text:span>événements <text:span text:style-name="T49">comme un </text:span>clic de souris, <text:span text:style-name="T49">une </text:span>action au clavier, etc. <text:span text:style-name="T82">Ici l’aspect dynamique est indépendant d’un appel serveur.</text:span></text:p>
      <text:p text:style-name="P64"/>
      <text:p text:style-name="P63"><text:tab/>Dans certains cas, il peut être excessif de faire <text:span text:style-name="T49">des </text:span>appel<text:span text:style-name="T49">s</text:span> <text:span text:style-name="T49">permanents </text:span>au serveur. <text:span text:style-name="T50">Dans ce TD1 vous allez devoir modifier une page web qui pour le moment est en partie remplie via PHP, par des appels exagérés au serveur web. </text:span></text:p>
      <text:p text:style-name="P65"><text:tab/>Créez dans votre public_html un dossier JS/TD1 et importez-y l<text:span text:style-name="T77">a structure</text:span> <text:span text:style-name="T77">du fichier td1-dynamiser_une_page_web</text:span>.zip d<text:span text:style-name="T77">e</text:span> moodle.</text:p>
      <text:p text:style-name="P64"><text:tab/><text:span text:style-name="T56">Dans ce TD1, vous commencez à coder en JavaScript, sans cours préalable. Pas d’inquiétude, vous avez déjà un passé de prog objet, et même s’il faut se méfier de pas mal de choses intuitives avec ce langage, cela ne vous empêchera pas de faire vos premiers pas en JavaScript !</text:span></text:p>
      <text:p text:style-name="P64"/>
      <text:p text:style-name="P64"/>
      <text:p text:style-name="P64"/>
      <text:p text:style-name="P46"><text:soft-page-break/>I – schéma client–serveur </text:p>
      <text:p text:style-name="P31"/>
      <text:p text:style-name="P31"/>
      <text:list xml:id="list6086610858972882679" text:style-name="L1">
        <text:list-item>
          <text:p text:style-name="P67">R<text:span text:style-name="T78">appelez dans</text:span> un schéma concis <text:span text:style-name="T78">le</text:span> mécanisme client-serveur qui permet de servir les pages web <text:span text:style-name="T78">suite à </text:span>une requête http. Dans quel c<text:span text:style-name="T79">ontexte</text:span> avez-vous utilisé ce mécanisme en S3 ?</text:p>
        </text:list-item>
      </text:list>
      <text:p text:style-name="P17"/>
      <text:list xml:id="list151547601161063" text:continue-numbering="true" text:style-name="L1">
        <text:list-item>
          <text:p text:style-name="P108"><text:span text:style-name="T15">Appelez la page </text:span><text:span text:style-name="T33">index.php?fleur=rose</text:span></text:p>
          <text:p text:style-name="P103"/>
          <text:p text:style-name="P108"><text:span text:style-name="T15">E</text:span><text:span text:style-name="T16">xpliquez </text:span><text:span text:style-name="T15">le rôle de chaque instruction</text:span><text:span text:style-name="T16"> PHP de cette page </text:span><text:span text:style-name="T15">(lignes 1 à 12, lignes 26 et 30).</text:span></text:p>
        </text:list-item>
      </text:list>
      <text:p text:style-name="P32"/>
      <text:list xml:id="list151547850158156" text:continue-numbering="true" text:style-name="L1">
        <text:list-item>
          <text:p text:style-name="P108"><text:span text:style-name="T17">E</text:span><text:span text:style-name="T15">n cliquant sur un des 4 items du menu, on fait une requête http au serveur, en lui passant en GET une valeur de fleur. Expliquez ce qui est </text:span><text:span text:style-name="T18">actualisé sur la page quand on clique </text:span><text:span text:style-name="T32">sur </text:span><text:span text:style-name="T30">un item du</text:span><text:span text:style-name="T18"> menu. </text:span><text:span text:style-name="T31">Vous pouvez le voir en affichant le code source de la page, et en cliquant sur les liens du menu dans le code source. </text:span></text:p>
        </text:list-item>
      </text:list>
      <text:p text:style-name="P49"/>
      <text:p text:style-name="P49"/>
      <text:p text:style-name="P44">II – dynamiser l<text:span text:style-name="T47">e menu</text:span></text:p>
      <text:p text:style-name="P16"/>
      <text:p text:style-name="P16"/>
      <text:list xml:id="list2094651815731389282" text:style-name="L2">
        <text:list-item text:start-value="1">
          <text:p text:style-name="P109"><text:span text:style-name="T23">E</text:span><text:span text:style-name="T18">xcluez tous les appels au serveur dans les liens du menu en remplaçant les </text:span><text:span text:style-name="T94">href="index.php?fleur=…"</text:span><text:span text:style-name="T18"> par des </text:span><text:span text:style-name="T94">href="#"</text:span><text:span text:style-name="T18">. Vérifiez que le menu n’agit plus </text:span><text:span text:style-name="T24">(ne lance plus de requête http)</text:span><text:span text:style-name="T18">.</text:span></text:p>
          <text:p text:style-name="P68"/>
        </text:list-item>
        <text:list-item>
          <text:p text:style-name="P69"><text:span text:style-name="T54">E</text:span>xcluez <text:span text:style-name="T39">de </text:span>la partie PHP initiale <text:span text:style-name="T2">(lignes 1 à 12)</text:span> <text:span text:style-name="T39">les lignes qui affectent une valeur à la variable </text:span><text:span text:style-name="T74">$fleur</text:span><text:span text:style-name="T39">.</text:span></text:p>
          <text:p text:style-name="P69"/>
        </text:list-item>
        <text:list-item>
          <text:p text:style-name="P70"><text:span text:style-name="T54">R</text:span>éactualisez la page web. <text:span text:style-name="T40">Cliquez sur le menu. </text:span>Expliquez ce que vous constatez.</text:p>
          <text:p text:style-name="P70"/>
        </text:list-item>
        <text:list-item>
          <text:p text:style-name="P71"><text:span text:style-name="T40">Pour corriger l’erreur, </text:span>modifiez le contenu de la <text:span text:style-name="T40">balise html</text:span> <text:span text:style-name="T104">&lt;div class='</text:span><text:span text:style-name="T105">galerie</text:span><text:span text:style-name="T104">'&gt;</text:span> pour que par défaut elle affiche les roses, <text:span text:style-name="T40">en remplaçant les évocations au PHP par ce qu’il faut.</text:span></text:p>
          <text:p text:style-name="P71"/>
        </text:list-item>
        <text:list-item>
          <text:p text:style-name="P72"><text:span text:style-name="T54">M</text:span>odifiez les <text:span text:style-name="T54">balises</text:span> <text:span text:style-name="T53">&lt;a&gt;</text:span> du menu pour les transformer ainsi :</text:p>
        </text:list-item>
      </text:list>
      <text:p text:style-name="P9"><draw:custom-shape text:anchor-type="paragraph" draw:z-index="0" draw:name="Forme1" draw:style-name="gr1" draw:text-style-name="P125" svg:width="16.934cm" svg:height="3.726cm" svg:x="-0.166cm" svg:y="0.413cm"><text:p/><draw:enhanced-geometry svg:viewBox="0 0 21600 21600" draw:path-stretchpoint-x="10800" draw:path-stretchpoint-y="10800" draw:text-areas="?f3 ?f4 ?f5 ?f6" draw:type="round-rectangle" draw:modifiers="1259.442724458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lt;nav&gt;</text:p>
      <text:p text:style-name="P2"><text:s text:c="2"/>&lt;ul&gt;</text:p>
      <text:p text:style-name="P3"><text:s text:c="4"/>&lt;li&gt;&lt;a href="#" onclick="adapter_galerie(<text:span text:style-name="T1">'rose'</text:span>);"&gt;rose&lt;/a&gt;&lt;/li&gt;</text:p>
      <text:p text:style-name="P3"><text:s text:c="4"/>&lt;li&gt;&lt;a href="#" onclick="adapter_galerie(<text:span text:style-name="T1">'hortensia'</text:span>);"&gt;hortensia&lt;/a&gt;&lt;/li&gt;</text:p>
      <text:p text:style-name="P3"><text:s text:c="4"/>&lt;li&gt;&lt;a href="#" onclick="adapter_galerie(<text:span text:style-name="T1">'fruitier'</text:span>);"&gt;fruitier&lt;/a&gt;&lt;/li&gt;</text:p>
      <text:p text:style-name="P3"><text:s text:c="4"/>&lt;li&gt;&lt;a href="#" onclick="adapter_galerie(<text:span text:style-name="T1">'autre'</text:span>);"&gt;autre&lt;/a&gt;&lt;/li&gt;</text:p>
      <text:p text:style-name="P2"><text:s text:c="2"/>&lt;/ul&gt;</text:p>
      <text:p text:style-name="P2">&lt;/nav&gt;</text:p>
      <text:p text:style-name="P9"/>
      <text:list xml:id="list151547252646242" text:continue-numbering="true" text:style-name="L2">
        <text:list-header>
          <text:p text:style-name="P72"><text:soft-page-break/><text:span text:style-name="T54">O</text:span>uvrez l’examinateur d’élément, menu « console » (F12), rafraîchissez la page, cliquez sur un item du menu et expliquez le message d’erreur qui apparaît.</text:p>
        </text:list-header>
      </text:list>
      <text:p text:style-name="P26"/>
      <text:p text:style-name="P26"><text:tab/><text:span text:style-name="T54">L’attribut </text:span><text:span text:style-name="T85">onclick</text:span><text:span text:style-name="T54"> des balises </text:span><text:span text:style-name="T85">&lt;a&gt;</text:span><text:span text:style-name="T54"> a pour valeur une chaîne <text:tab/>de caractères qui évoque l’exécution d’une fonction <text:tab/></text:span><text:span text:style-name="T85">adapter_galerie</text:span><text:span text:style-name="T54"> avec un paramètre propre à chaque balise </text:span><text:span text:style-name="T85">&lt;a&gt;</text:span><text:span text:style-name="T54">.</text:span></text:p>
      <text:p text:style-name="P26"/>
      <text:p text:style-name="P26"><text:tab/><text:span text:style-name="T54">Cet attribut </text:span><text:span text:style-name="T93">onclick</text:span><text:span text:style-name="T54"> permet un appel à un script JavaScript <text:tab/>quand le lien est cliqué.</text:span></text:p>
      <text:p text:style-name="P26"/>
      <text:list xml:id="list151547808214737" text:continue-numbering="true" text:style-name="L2">
        <text:list-item>
          <text:p text:style-name="P73">Juste avant la balise <text:span text:style-name="T84">&lt;/body&gt;</text:span>, ajoutez le code suivant, <text:span text:style-name="T55">et v</text:span>érifiez que l’erreur précédente ne se produit plus.</text:p>
        </text:list-item>
      </text:list>
      <text:p text:style-name="P12"/>
      <text:p text:style-name="P12"><draw:custom-shape text:anchor-type="paragraph" draw:z-index="1" draw:name="Forme1" draw:style-name="gr2" draw:text-style-name="P125" svg:width="8.755cm" svg:height="2.625cm" svg:x="2.171cm" svg:y="0.245cm"><text:p/><draw:enhanced-geometry svg:viewBox="0 0 21600 21600" draw:path-stretchpoint-x="10800" draw:path-stretchpoint-y="10800" draw:text-areas="?f3 ?f4 ?f5 ?f6" draw:type="round-rectangle" draw:modifiers="1259.442724458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text:tab/><text:tab/>&lt;script type="text/javascript"&gt;</text:p>
      <text:p text:style-name="P5"><text:s text:c="6"/><text:tab/><text:tab/>function adapter_galerie(<text:span text:style-name="T42">nom</text:span>) {</text:p>
      <text:p text:style-name="P5"><text:s text:c="8"/><text:tab/><text:tab/><text:tab/>// à compléter</text:p>
      <text:p text:style-name="P5"><text:s text:c="6"/><text:tab/><text:tab/>}</text:p>
      <text:p text:style-name="P5"><text:s text:c="4"/><text:tab/><text:tab/>&lt;/script&gt;</text:p>
      <text:p text:style-name="P12"/>
      <text:p text:style-name="P12"/>
      <text:list xml:id="list151547490470564" text:continue-numbering="true" text:style-name="L2">
        <text:list-item>
          <text:p text:style-name="P74"><text:span text:style-name="T55">E</text:span>ssayez, à la place de <text:span text:style-name="T73">// à compléter</text:span>, les divers codes suivants, et décrivez ce qu’ils font :</text:p>
        </text:list-item>
      </text:list>
      <text:p text:style-name="P13"/>
      <text:list xml:id="list6104986835337067429" text:style-name="L3">
        <text:list-item>
          <text:p text:style-name="P113">console.log(<text:span text:style-name="T38">"</text:span>bonjour <text:span text:style-name="T41">de la part du menu</text:span> !<text:span text:style-name="T38">");</text:span></text:p>
          <text:p text:style-name="P104"/>
        </text:list-item>
        <text:list-item>
          <text:p text:style-name="P114">console.log(<text:span text:style-name="T42">nom);</text:span></text:p>
        </text:list-item>
      </text:list>
      <text:p text:style-name="P15"><text:tab/></text:p>
      <text:list xml:id="list151547988977737" text:continue-list="list151547490470564" text:style-name="L2">
        <text:list-header>
          <text:p text:style-name="P75">Analysez ensuite le code suivant pour anticiper ce qu’il va produire :</text:p>
        </text:list-header>
      </text:list>
      <text:p text:style-name="P14"/>
      <text:p text:style-name="P11"><draw:custom-shape text:anchor-type="paragraph" draw:z-index="2" draw:name="Forme1" draw:style-name="gr3" draw:text-style-name="P125" svg:width="15.281cm" svg:height="4.172cm" svg:x="0.893cm" svg:y="0.321cm"><text:p/><draw:enhanced-geometry svg:viewBox="0 0 21600 21600" draw:path-stretchpoint-x="10800" draw:path-stretchpoint-y="10800" draw:text-areas="?f3 ?f4 ?f5 ?f6" draw:type="round-rectangle" draw:modifiers="1259.442724458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text:tab/>&lt;script type="text/javascript"&gt;</text:p>
      <text:p text:style-name="P4"><text:tab/> <text:s/>function adapter_galerie(<text:span text:style-name="T43">nom</text:span>) {</text:p>
      <text:p text:style-name="P4"><text:tab/> <text:s text:c="3"/>for(var i = 1; i &lt;= 6; i++) {</text:p>
      <text:p text:style-name="P4"><text:tab/> <text:s text:c="5"/>var image = document.getElementById('fleur' + i);</text:p>
      <text:p text:style-name="P4"><text:tab/> <text:s text:c="5"/>image.src = 'img/fleurs/' + nom + '/' + nom + i + '.jpg';</text:p>
      <text:p text:style-name="P4"><text:tab/> <text:s text:c="3"/>}</text:p>
      <text:p text:style-name="P4"><text:tab/> <text:s/>}</text:p>
      <text:p text:style-name="P4"><text:tab/>&lt;/script&gt;</text:p>
      <text:p text:style-name="P10"/>
      <text:p text:style-name="P14"/>
      <text:p text:style-name="P14"/>
      <text:list xml:id="list1889810544637704909" text:style-name="L4">
        <text:list-item>
          <text:p text:style-name="P110"><text:span text:style-name="T19">Que renvoie </text:span><text:span text:style-name="T95">document.getElementById('fleur' + i)</text:span><text:span text:style-name="T45"> ?</text:span></text:p>
          <text:p text:style-name="P118"/>
        </text:list-item>
        <text:list-item>
          <text:p text:style-name="P118"><text:span text:style-name="T55">Q</text:span>ue fait <text:span text:style-name="T84">image.src = …</text:span><text:span text:style-name="T73"> </text:span>?</text:p>
        </text:list-item>
      </text:list>
      <text:p text:style-name="P51"/>
      <text:p text:style-name="P51"><text:tab/><text:span text:style-name="T113">Copiez le nouveau code de adapter_galerie, puis v</text:span>érifiez vos <text:tab/>réponses par l’inspecteur d’éléments après <text:span text:style-name="T113">les </text:span>cli<text:span text:style-name="T113">cs</text:span> sur <text:span text:style-name="T113">les</text:span> <text:tab/>item<text:span text:style-name="T113">s</text:span> du menu.</text:p>
      <text:list xml:id="list151548198137961" text:continue-list="list151547988977737" text:style-name="L2">
        <text:list-item>
          <text:p text:style-name="P76"><text:soft-page-break/>Au survol d’une image de fleur, un titre s’affiche, car l’attribut <text:span text:style-name="T84">title</text:span> <text:span text:style-name="T3">a été renseigné. Mais si on passe des roses à une autre catégorie de fleurs, on voit que le script n’a pas actualisé ce </text:span><text:span text:style-name="T86">title</text:span><text:span text:style-name="T3">. Corrigez le script en complétant la fonction </text:span><text:span text:style-name="T86">adapter_galerie</text:span><text:span text:style-name="T3"> (inspirez-vous de la commande </text:span><text:span text:style-name="T86">image.src = …</text:span><text:span text:style-name="T3">) et vérifiez que le </text:span><text:span text:style-name="T86">title</text:span><text:span text:style-name="T75"> </text:span><text:span text:style-name="T3">est devenu dynamique.</text:span></text:p>
          <text:p text:style-name="P76"/>
        </text:list-item>
        <text:list-item>
          <text:p text:style-name="P77">Si une image n’est pas trouvée par le serveur, l’attribut <text:span text:style-name="T84">alt</text:span> joue son rôle et affiche un texte de remplacement à l’image. Vérifiez ce rôle en changeant le nom d<text:span text:style-name="T61">e</text:span> fichier<text:span text:style-name="T61">s</text:span> image<text:span text:style-name="T61">s</text:span> (par exemple renommez les images <text:span text:style-name="T84">rose_1.jpg</text:span>, <text:span text:style-name="T84">hortensia_1.jpg</text:span>, <text:span text:style-name="T84">fruitier_1.jpg</text:span> et <text:span text:style-name="T84">autre_1.jpg</text:span> en faisant disparaître le tiret <text:span text:style-name="T114">underscore</text:span>) et réactualisez la page. </text:p>
          <text:p text:style-name="P77"/>
          <text:p text:style-name="P77"><text:span text:style-name="T115">O</text:span>bservez ce qui se passe quand on choisit les différents ite<text:span text:style-name="T61">m</text:span>s du menu. Corrigez le script pour éviter le problème constaté, et pour que les attributs <text:span text:style-name="T84">alt</text:span> soient construits comme ceux des roses. <text:span text:style-name="T115">Vérifiez le bon fonctionnement du script puis r</text:span>edonnez leur nom d’origine aux images modifiées.</text:p>
        </text:list-item>
      </text:list>
      <text:p text:style-name="P42"/>
      <text:p text:style-name="P42"/>
      <text:p text:style-name="P42"/>
      <text:p text:style-name="P45"><text:span text:style-name="T35">II</text:span><text:span text:style-name="T47">I</text:span><text:span text:style-name="T35"> – dynamiser l</text:span><text:span text:style-name="T47">a banière</text:span></text:p>
      <text:p text:style-name="P8"/>
      <text:p text:style-name="P8"/>
      <text:p text:style-name="P7"><text:span text:style-name="T5">O</text:span>n va <text:span text:style-name="T4">maintenant dynamiser la banière. Pour le moment, la banière est choisie au hasard parmi 6 images, lors de la requête initiale, grâce à une variable PHP. On va modifier la banière en incorporant toutes les images de cette façon : </text:span></text:p>
      <text:p text:style-name="P7"/>
      <text:p text:style-name="P7"><draw:custom-shape text:anchor-type="paragraph" draw:z-index="3" draw:name="Forme1" draw:style-name="gr4" draw:text-style-name="P125" svg:width="17.398cm" svg:height="3.578cm" svg:x="-0.298cm" svg:y="0.187cm"><text:p/><draw:enhanced-geometry svg:viewBox="0 0 21600 21600" draw:path-stretchpoint-x="10800" draw:path-stretchpoint-y="10800" draw:text-areas="?f3 ?f4 ?f5 ?f6" draw:type="round-rectangle" draw:modifiers="1259.442724458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lt;div id="baniere"&gt;</text:p>
      <text:p text:style-name="P43"><text:s text:c="2"/>&lt;img id="1" class="img_baniere visible" alt="baniere" src="img/baniere/baniere_1.jpg"&gt;</text:p>
      <text:p text:style-name="P43"><text:s text:c="2"/>&lt;img id="2" class="img_baniere cachee" alt="baniere" src="img/baniere/baniere_2.jpg"&gt;</text:p>
      <text:p text:style-name="P43"><text:s text:c="2"/>&lt;img id="3" class="img_baniere cachee" alt="baniere" src="img/baniere/baniere_3.jpg"&gt;</text:p>
      <text:p text:style-name="P43"><text:s text:c="2"/>&lt;img id="4" class="img_baniere cachee" alt="baniere" src="img/baniere/baniere_4.jpg"&gt;</text:p>
      <text:p text:style-name="P43"><text:s text:c="2"/>&lt;img id="5" class="img_baniere cachee" alt="baniere" src="img/baniere/baniere_5.jpg"&gt;</text:p>
      <text:p text:style-name="P43"><text:s text:c="2"/>&lt;img id="6" class="img_baniere cachee" alt="baniere" src="img/baniere/baniere_6.jpg"&gt;</text:p>
      <text:p text:style-name="P43">&lt;/div&gt;</text:p>
      <text:p text:style-name="P7"/>
      <text:p text:style-name="P18"/>
      <text:p text:style-name="P30"><text:span text:style-name="T65">S</text:span>upprimez aussi les der<text:span text:style-name="T57">n</text:span>ières lignes PHP en début de fichier. </text:p>
      <text:p text:style-name="P18"/>
      <text:p text:style-name="P19"><text:span text:style-name="T55">La</text:span> <text:span text:style-name="T55">nouvelle </text:span>structure html <text:span text:style-name="T55">de la banière</text:span> montre qu’il y a 6 images, dont une de classe « visible » et 5 de classe « cachee ».</text:p>
      <text:p text:style-name="P19"/>
      <text:p text:style-name="P19">Derrière ces deux classes il y a une valeur différente de l’opacité de l’image (0 pour cachée et 1 pour visible, voir le css). Ces images sont superposées.</text:p>
      <text:p text:style-name="P19"/>
      <text:p text:style-name="P19">L’idée est de créer différents effets de succession d’images.</text:p>
      <text:p text:style-name="P6"><text:soft-page-break/></text:p>
      <text:list xml:id="list1999333263396309238" text:style-name="L5">
        <text:list-item>
          <text:p text:style-name="P111"><text:span text:style-name="T20">Créez, </text:span><text:span text:style-name="T25">après le code de </text:span><text:span text:style-name="T96">adapter_galerie(nom)</text:span><text:span text:style-name="T25">,</text:span><text:span text:style-name="T20"> une fonction </text:span><text:span text:style-name="T97">c</text:span><text:span text:style-name="T98">ache</text:span><text:span text:style-name="T99">r</text:span><text:span text:style-name="T97">(im)</text:span><text:span text:style-name="T20"> qui c</text:span><text:span text:style-name="T21">ache</text:span><text:span text:style-name="T20"> l’image </text:span><text:span text:style-name="T98">im</text:span><text:span text:style-name="T20"> passée en paramètre. </text:span><text:span text:style-name="T21">Pour cela vous pourrez :</text:span></text:p>
          <text:p text:style-name="P111"><text:span text:style-name="T20">- </text:span><text:span text:style-name="T21">retirer la class</text:span><text:span text:style-name="T25">e</text:span><text:span text:style-name="T21"> </text:span><text:span text:style-name="T98">visible</text:span><text:span text:style-name="T21"> à l’image </text:span><text:span text:style-name="T98">im</text:span></text:p>
          <text:p text:style-name="P111"><text:span text:style-name="T20">- </text:span><text:span text:style-name="T21">ajouter la classe </text:span><text:span text:style-name="T98">cachee</text:span><text:span text:style-name="T21"> à l’image </text:span><text:span text:style-name="T98">im</text:span></text:p>
          <text:p text:style-name="P78"/>
          <text:p text:style-name="P78">Aide :</text:p>
          <text:p text:style-name="P78"/>
          <text:p text:style-name="P111"><text:span text:style-name="T34">- </text:span><text:span text:style-name="T98">im.classList</text:span><text:span text:style-name="T21"> </text:span><text:span text:style-name="T22">désigne la liste de classes attribuées à </text:span><text:span text:style-name="T100">im</text:span></text:p>
          <text:p text:style-name="P105"/>
          <text:p text:style-name="P111"><text:span text:style-name="T34">- </text:span><text:span text:style-name="T98">im.classList.</text:span><text:span text:style-name="T96">add</text:span><text:span text:style-name="T98">('nom_cl')</text:span><text:span text:style-name="T21"> </text:span><text:span text:style-name="T25">ajoute </text:span><text:span text:style-name="T21">la classe </text:span><text:span text:style-name="T102">'nom_cl'</text:span><text:span text:style-name="T21"> </text:span><text:span text:style-name="T22">à </text:span><text:span text:style-name="T100">im</text:span><text:span text:style-name="T21"> </text:span></text:p>
          <text:p text:style-name="P106"/>
          <text:p text:style-name="P111"><text:span text:style-name="T34">- </text:span><text:span text:style-name="T98">im.classList.</text:span><text:span text:style-name="T96">remove</text:span><text:span text:style-name="T98">('nom_cl')</text:span><text:span text:style-name="T21"> </text:span><text:span text:style-name="T25">la lui retire</text:span></text:p>
        </text:list-item>
      </text:list>
      <text:p text:style-name="P20"/>
      <text:p text:style-name="P20"/>
      <text:list xml:id="list151547533292822" text:continue-numbering="true" text:style-name="L5">
        <text:list-item>
          <text:p text:style-name="P79">Créez de même une fonction <text:span text:style-name="T84">affiche</text:span><text:span text:style-name="T87">r</text:span><text:span text:style-name="T84">(im)</text:span></text:p>
        </text:list-item>
      </text:list>
      <text:p text:style-name="P27"/>
      <text:list xml:id="list151547758538989" text:continue-numbering="true" text:style-name="L5">
        <text:list-item>
          <text:p text:style-name="P80">Créez ensuite une fonction <text:span text:style-name="T84">suivant(n)</text:span> qui retourne l’entier suivant <text:span text:style-name="T83">n</text:span> <text:span text:style-name="T56">(au sens </text:span>1=&gt;2, 2=&gt;3, 3=&gt;4, 4=&gt;5, 5=&gt;6 et 6=&gt;1<text:span text:style-name="T56">)</text:span>. En effet, il y a 6 images de banières et on va passer d’une banière à la suivante de façon naturelle sauf si on est à la sixième auquel cas on revient à la première.</text:p>
        </text:list-item>
      </text:list>
      <text:p text:style-name="P28"/>
      <text:list xml:id="list151548033236489" text:continue-numbering="true" text:style-name="L5">
        <text:list-item>
          <text:p text:style-name="P81"><text:span text:style-name="T62">On va maintenant créer</text:span> une fonction <text:span text:style-name="T84">change_baniere_v1()</text:span> qui :</text:p>
          <text:p text:style-name="P81">- récupère la banière visible ;</text:p>
          <text:p text:style-name="P81">- récupère l’<text:span text:style-name="T84">id</text:span> de cette banière ;</text:p>
          <text:p text:style-name="P81">- calcule le suivant de cet <text:span text:style-name="T84">id</text:span><text:span text:style-name="T73"> </text:span>;</text:p>
          <text:p text:style-name="P81">- <text:span text:style-name="T57">cache </text:span>la banière actuellement visible ;</text:p>
          <text:p text:style-name="P81">- <text:span text:style-name="T57">affiche </text:span>la <text:span text:style-name="T57">banière </text:span>suivante.</text:p>
          <text:p text:style-name="P81"/>
          <text:p text:style-name="P82">Pour récupérer la banière visible (qui n’est pas forcément la banière n°1, même si au chargement de la page, c’est le cas), on va se servir non pas de l’identifiant, mais du fait que la banière visible est LA SEULE banière qui a la classe visible. Or JavaScript permet de récupérer, sous forme de tableau, les éléments html de la page qui sont munis d’une certaine classe.</text:p>
          <text:p text:style-name="P107"/>
          <text:p text:style-name="P82">Cela se fait par la méthode <text:span text:style-name="T83">document.getElementsByClassName</text:span> qui gère un argument chaîne de caractères.</text:p>
          <text:p text:style-name="P107"/>
          <text:p text:style-name="P82">Dans le cas présent on pourra utiliser l’instruction </text:p>
          <text:p text:style-name="P82"/>
          <text:p text:style-name="P115">var tab = document.getElementsByClassName('visible');</text:p>
          <text:p text:style-name="P119"/>
          <text:p text:style-name="P119">Remarque : vous pouvez lancer cette instruction dans la console de l’explorateur de document. Vous aurez alors en direct le tableau résultat de cette commande, affecté dans une variable nommée ici <text:span text:style-name="T83">tab</text:span>.</text:p>
          <text:p text:style-name="P121"><text:soft-page-break/>En affichant <text:span text:style-name="T83">tab</text:span> (tab puis Entrée dans la console) vous aurez le résultat. Comme attendu, <text:span text:style-name="T83">tab</text:span> n’a qu’un seul élément, qui est accessible par <text:span text:style-name="T83">tab[0]</text:span>. Essayez dans la console.</text:p>
          <text:p text:style-name="P121"/>
          <text:p text:style-name="P121">Dans le codage de la fonction <text:span text:style-name="T83">change_baniere_v1</text:span>, vous avez donc maintenant les moyens de récupérer la banière visible, puis son id, puis … Just do it. </text:p>
          <text:p text:style-name="P121">Une fois que c’est fait, testez dans la console votre fonction en lançant l’instruction <text:span text:style-name="T83">change_baniere_v1()</text:span>; <text:span text:style-name="T116">(sans oublier les parenthèses).</text:span></text:p>
          <text:p text:style-name="P121"/>
          <text:p text:style-name="P121"><draw:custom-shape text:anchor-type="paragraph" draw:z-index="4" draw:name="Forme2" draw:style-name="gr5" draw:text-style-name="P126" svg:width="16.648cm" svg:height="4.319cm" svg:x="0.813cm" svg:y="0.148cm"><text:p/><draw:enhanced-geometry svg:viewBox="0 0 21600 21600" draw:path-stretchpoint-x="10800" draw:path-stretchpoint-y="10800" draw:text-areas="?f3 ?f4 ?f5 ?f6" draw:type="round-rectangle" draw:modifiers="2016.6824644549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2">ATTENTION : JavaScript peut avoir un comportement surprenant. Par exemple, l’opération <text:span text:style-name="T44">"</text:span><text:span text:style-name="T46">3</text:span><text:span text:style-name="T44">" + 1 donne "</text:span><text:span text:style-name="T46">3</text:span><text:span text:style-name="T44">1". <text:s/>Ne soyez donc pas étonné si suivant("</text:span><text:span text:style-name="T46">3</text:span><text:span text:style-name="T44">") retourne "</text:span><text:span text:style-name="T46">3</text:span><text:span text:style-name="T44">1". Par contre, </text:span><text:span text:style-name="T117">3 + 1 donne bien 4</text:span><text:span text:style-name="T44">. </text:span><text:span text:style-name="T46">Il peut donc être utile de transformer une chaîne de caractères (l’identifiant de la banière) en nombre. Pour cela, une multiplication par 1 fera l’affaire. </text:span><text:span text:style-name="T117">Par exemple, </text:span>"<text:span text:style-name="T116">3</text:span>"*<text:span text:style-name="T117">1 + 1 donne 4 car </text:span>"<text:span text:style-name="T116">3</text:span>"*<text:span text:style-name="T117">1 est interprété en 3*1.</text:span></text:p>
        </text:list-item>
      </text:list>
      <text:p text:style-name="P52"/>
      <text:p text:style-name="P29"/>
      <text:p text:style-name="P29"/>
      <text:list xml:id="list151548451947435" text:continue-numbering="true" text:style-name="L5">
        <text:list-item>
          <text:p text:style-name="P83">P<text:span text:style-name="T63">our que la banière soit mise à jour automatiquement et à intervalles réguliers, et non pas à la main comme à la question précédente, a</text:span>joutez en fin de script <text:span text:style-name="T57">(hors des fonctions) </text:span>l’instruction </text:p>
          <text:p text:style-name="P84"/>
          <text:p text:style-name="P84"><text:span text:style-name="T7"><text:tab/></text:span><text:span text:style-name="T88">var chb = </text:span><text:span text:style-name="T84">setInterval(change_baniere_v1,</text:span><text:span text:style-name="T89">6</text:span><text:span text:style-name="T84">000);</text:span></text:p>
          <text:p text:style-name="P84"/>
          <text:p text:style-name="P86">Ceci permet de créer une variable <text:span text:style-name="T84">chb</text:span> de type « timer ». R<text:span text:style-name="T6">éactualisez la page. </text:span>L’<text:span text:style-name="T6">instruction </text:span>précédente <text:span text:style-name="T6">lance en boucle la fonction </text:span><text:span text:style-name="T90">change_baniere_v1</text:span><text:span text:style-name="T6"> à intervalles réguliers de 6000 ms.</text:span></text:p>
        </text:list-item>
      </text:list>
      <text:p text:style-name="P21"/>
      <text:list xml:id="list151548351514592" text:continue-numbering="true" text:style-name="L5">
        <text:list-item>
          <text:p text:style-name="P85">Récupérez l’ensemble de votre script, <text:span text:style-name="T48">qui commence à être imposant</text:span>, sauvegardez-le dans un fichier <text:span text:style-name="T118">scripts_td1.js</text:span> <text:span text:style-name="T48">du répertoire </text:span><text:span text:style-name="T119">public_html/JS/TD1/js</text:span> et incorporez<text:span text:style-name="T48"> </text:span>dans le html, à la place du script déplacé, la balise suivante, <text:span text:style-name="T57">qui permet d’insérer l’ensemble du script</text:span> :</text:p>
        </text:list-item>
      </text:list>
      <text:p text:style-name="P22"/>
      <text:p text:style-name="P55">&lt;script type="text/javascript" src="js/scripts_td1.js"&gt;&lt;/script&gt;</text:p>
      <text:p text:style-name="P22"/>
      <text:p text:style-name="P22"/>
      <text:list xml:id="list151546457724814" text:continue-numbering="true" text:style-name="L5">
        <text:list-header>
          <text:p text:style-name="P88">Enlevez aussi l’instruction PHP qui annonce l’appel au serveur. Vous avez compris qu’il n’y avait qu’un seul appel maintenant, et que tout <text:span text:style-name="T64">est</text:span> dynamis<text:span text:style-name="T64">é</text:span> côté client.</text:p>
        </text:list-header>
      </text:list>
      <text:p text:style-name="P40"/>
      <text:p text:style-name="P40"/>
      <text:list xml:id="list151548173602943" text:continue-numbering="true" text:style-name="L5">
        <text:list-header>
          <text:p text:style-name="P89"><text:soft-page-break/>Remarque importante : le chargement du script est bloquant pour le chargement des balises html. Il est donc important que les éléments html soi<text:span text:style-name="T117">ent </text:span>chargé<text:span text:style-name="T117">s</text:span> avant que le script n’agisse. C’est pourquoi <text:span text:style-name="T117">ce script</text:span> est <text:span text:style-name="T117">inséré juste avant la balise </text:span><text:span text:style-name="T91">&lt;/body&gt;</text:span>.</text:p>
        </text:list-header>
      </text:list>
      <text:p text:style-name="P41"/>
      <text:p text:style-name="P41"/>
      <text:list xml:id="list151546770307766" text:continue-numbering="true" text:style-name="L5">
        <text:list-item>
          <text:p text:style-name="P90">On va maintenant programmer une transition plus douce entre les différentes images de la banière. Pour cela, c’est très simple : il suffit d’ajouter une transition sur l’opacité quand on passe de <text:span text:style-name="T58">la classe </text:span><text:span text:style-name="T73">cachee</text:span> à <text:span text:style-name="T58">la classe </text:span><text:span text:style-name="T73">visible</text:span> et aussi de <text:span text:style-name="T58">la classe </text:span><text:span text:style-name="T73">visible</text:span> à <text:span text:style-name="T58">la classe </text:span><text:span text:style-name="T73">cach</text:span><text:span text:style-name="T76">e</text:span><text:span text:style-name="T73">e</text:span>. Cela se fait par des instructions comme :</text:p>
        </text:list-item>
      </text:list>
      <text:p text:style-name="P24"/>
      <text:p text:style-name="P24"><text:tab/><text:span text:style-name="T84">maBaniere.style.transition = "opacity 3s";</text:span></text:p>
      <text:p text:style-name="P24"/>
      <text:list xml:id="list151548495937977" text:continue-numbering="true" text:style-name="L5">
        <text:list-header>
          <text:p text:style-name="P91"><text:span text:style-name="T58">C</text:span>ette instruction <text:span text:style-name="T58">JavaScript </text:span>agit <text:span text:style-name="T58">sur le css en écrivant <text:s/>un</text:span> style « inline » <text:span text:style-name="T58">pour</text:span> la balise, comme vous pouvez le constater par l’inspecteur d’objets.</text:p>
          <text:p text:style-name="P91"/>
          <text:p text:style-name="P91"><text:span text:style-name="T58">C</text:span>ré<text:span text:style-name="T58">ez</text:span> une fonction <text:span text:style-name="T90">change_baniere_v</text:span><text:span text:style-name="T84">2</text:span> <text:span text:style-name="T66">(sur la même base que </text:span><text:span text:style-name="T106">change_baniere_v1</text:span><text:span text:style-name="T66">) qui réalisera cette nouvelle transition, et </text:span>que vous utiliserez à la place de <text:span text:style-name="T90">change_baniere_v1</text:span><text:span text:style-name="T6"> </text:span>dans le <text:span text:style-name="T84">setInterval</text:span>.</text:p>
        </text:list-header>
      </text:list>
      <text:p text:style-name="P24"/>
      <text:p text:style-name="P24"/>
      <text:p text:style-name="P24"/>
      <text:p text:style-name="P24"/>
      <text:p text:style-name="P24"/>
      <text:p text:style-name="P24"/>
      <text:p text:style-name="P47"><text:span text:style-name="T68">I</text:span>V – dynamiser le titre de la galerie</text:p>
      <text:p text:style-name="P23"/>
      <text:p text:style-name="P23"/>
      <text:list xml:id="list8833182801108942862" text:style-name="L6">
        <text:list-header>
          <text:p text:style-name="P92">On peut aussi dynamiser le titre « Galerie de <text:span text:style-name="T120">fleurs</text:span> ». <text:span text:style-name="T59">Ainsi, quand on cliquera sur l’item </text:span><text:span text:style-name="T121">hortensia</text:span><text:span text:style-name="T59"> du menu, le titre sera mis à jour en </text:span>« Galerie d’<text:span text:style-name="T59">hortensias</text:span> » <text:span text:style-name="T59">et de même pour les autres items.</text:span></text:p>
          <text:p text:style-name="P92"/>
        </text:list-header>
        <text:list-item>
          <text:p text:style-name="P93">Au même niveau que la variable <text:span text:style-name="T83">chb</text:span> (c’est-à-dire avec un statut de variable globale), créez un tableau nommé <text:span text:style-name="T83">tabTitres</text:span> de la façon suivante : </text:p>
          <text:p text:style-name="P93"/>
          <text:p text:style-name="P116">var tabTitres = new Array();</text:p>
          <text:p text:style-name="P117"><text:span text:style-name="T122">tabTitres[</text:span><text:span text:style-name="T123">'</text:span><text:span text:style-name="T122">rose</text:span><text:span text:style-name="T123">'</text:span><text:span text:style-name="T122">] = </text:span><text:span text:style-name="T123">'</text:span><text:span text:style-name="T122">Galerie de roses</text:span><text:span text:style-name="T123">';</text:span></text:p>
          <text:p text:style-name="P117"><text:span text:style-name="T123">tabTitres['</text:span><text:span text:style-name="T122">hortensia</text:span><text:span text:style-name="T123">'] = 'Galerie d</text:span><text:span text:style-name="T122">\’hortensias</text:span><text:span text:style-name="T123">';</text:span></text:p>
          <text:p text:style-name="P117"><text:span text:style-name="T123">tabTitres['</text:span><text:span text:style-name="T122">fruitier</text:span><text:span text:style-name="T123">'] = 'Galerie de </text:span><text:span text:style-name="T122">fruitiers</text:span><text:span text:style-name="T123">';</text:span></text:p>
          <text:p text:style-name="P117"><text:span text:style-name="T123">tabTitres['</text:span><text:span text:style-name="T122">autre</text:span><text:span text:style-name="T123">'] = 'Galerie de </text:span><text:span text:style-name="T122">fleurs diverses</text:span><text:span text:style-name="T123">';</text:span></text:p>
          <text:p text:style-name="P120"/>
        </text:list-item>
        <text:list-item>
          <text:p text:style-name="P112"><text:soft-page-break/><text:span text:style-name="T27">Créez une fonction </text:span><text:span text:style-name="T101">adapter_titre(nom)</text:span><text:span text:style-name="T26"> qui modifie le contenu de la balise </text:span><text:span text:style-name="T101">&lt;span&gt;</text:span><text:span text:style-name="T26">. </text:span><text:span text:style-name="T27">Cette fonction utilisera le tableau </text:span><text:span text:style-name="T103">tabTitres</text:span><text:span text:style-name="T27">. </text:span><text:span text:style-name="T26">L’appel de cette fonction sera inséré dans la fonction </text:span><text:span text:style-name="T101">adapter_galerie</text:span><text:span text:style-name="T26">.</text:span></text:p>
          <text:p text:style-name="P92"/>
          <text:p text:style-name="P95">Indications : <text:span text:style-name="T67">on peut modifier le contenu d’une balise comme </text:span><text:span text:style-name="T107">&lt;span&gt;</text:span><text:span text:style-name="T67"> en changeant la valeur de son attribut </text:span><text:span text:style-name="T107">innerHTM</text:span><text:span text:style-name="T108">L :</text:span></text:p>
        </text:list-item>
      </text:list>
      <text:p text:style-name="P34"/>
      <text:p text:style-name="P35"><text:tab/><text:span text:style-name="T108">monParagraphe.innerHTML = </text:span><text:span text:style-name="T109">'</text:span><text:span text:style-name="T108">Hello world !</text:span><text:span text:style-name="T109">';</text:span></text:p>
      <text:p text:style-name="P34"/>
      <text:p text:style-name="P34"/>
      <text:p text:style-name="P50"><text:span text:style-name="T51">V – </text:span><text:span text:style-name="T52">C</text:span><text:span text:style-name="T51">omplément</text:span><text:span text:style-name="T52">s pour la banière</text:span></text:p>
      <text:p text:style-name="P25"/>
      <text:p text:style-name="P25"/>
      <text:list xml:id="list151547708957869" text:continue-list="list151548495937977" text:style-name="L5">
        <text:list-item text:start-value="1">
          <text:p text:style-name="P87">On peut annuler le défilement de la banière par une instruction <text:span text:style-name="T84">clearInterval(chb);</text:span></text:p>
          <text:p text:style-name="P96"/>
          <text:p text:style-name="P96">Testez cette instruction dans la console.</text:p>
          <text:p text:style-name="P96"/>
        </text:list-item>
        <text:list-item>
          <text:p text:style-name="P94">Comme <text:span text:style-name="T83">chb</text:span> est une variable « globale », on peut l’évoquer dans le corps d’une fonction. Créez une fonction <text:span text:style-name="T83">stopper_defilement</text:span> qui annulera le défilement de la banière, et programmez le lancement de cette fonction au clic sur la banière (attribut <text:span text:style-name="T83">onclick</text:span>). <text:span text:style-name="T124">Vous pourrez vous inspirer des attributs </text:span><text:span text:style-name="T110">onclick</text:span><text:span text:style-name="T124"> des items du menu.</text:span></text:p>
          <text:p text:style-name="P97"/>
        </text:list-item>
        <text:list-item>
          <text:p text:style-name="P87"><text:span text:style-name="T67">Créez une fonction </text:span><text:span text:style-name="T107">lancer_defilement</text:span><text:span text:style-name="T67"> qui attribue à la variable </text:span><text:span text:style-name="T107">chb</text:span><text:span text:style-name="T67"> la valeur </text:span><text:span text:style-name="T107">setInterval(change_baniere_v2,6000)</text:span><text:span text:style-name="T67">. </text:span>Programmer la réactivation du défilement de la banière quand on double-clique dessus <text:span text:style-name="T48">(associé à l’attribut </text:span><text:span text:style-name="T92">ondblclick</text:span><text:span text:style-name="T48">).</text:span></text:p>
        </text:list-item>
      </text:list>
      <text:p text:style-name="P33"/>
      <text:p text:style-name="P33"/>
      <text:p text:style-name="P33"/>
      <text:p text:style-name="P33"/>
      <text:p text:style-name="P33"/>
      <text:p text:style-name="P33"/>
      <text:p text:style-name="P33"/>
      <text:p text:style-name="P53"><text:span text:style-name="T36">V</text:span><text:span text:style-name="T37">I – Création d’une info-bulle</text:span></text:p>
      <text:p text:style-name="P48"/>
      <text:p text:style-name="P48"/>
      <text:p text:style-name="P53"><text:span text:style-name="T28">L’idée est de créer une info-bulle toute simple qui apparaît au survol du footer et disparaît après </text:span><text:span text:style-name="T29">c</text:span><text:span text:style-name="T28">e survol.</text:span></text:p>
      <text:p text:style-name="P39"/>
      <text:p text:style-name="P54"><text:span text:style-name="T28">L</text:span><text:span text:style-name="T14">a création et la destruction de cette bulle repose sur trois méthodes intéressantes de l’objet document. Nous reviendrons sur ces méthodes plus tard dans le cours, mais vous pouvez en avoir un <text:s/>premier aperçu :</text:span></text:p>
      <text:list xml:id="list151546950141472" text:continue-numbering="true" text:style-name="L5">
        <text:list-header>
          <text:p text:style-name="P98"/>
        </text:list-header>
        <text:list-item text:start-value="1">
          <text:p text:style-name="P99"><text:soft-page-break/>V<text:span text:style-name="T69">oici le code de la fonction </text:span><text:span text:style-name="T111">construit_infobulle()</text:span><text:span text:style-name="T69"> :</text:span></text:p>
        </text:list-item>
      </text:list>
      <text:p text:style-name="P36"/>
      <text:p text:style-name="P37"><text:tab/><text:span text:style-name="T83">function construit_infobulle() {</text:span></text:p>
      <text:p text:style-name="P56"><text:tab/> <text:s/>var info = document.createElement('div');</text:p>
      <text:p text:style-name="P56"><text:tab/> <text:s/>info.innerHTML = "&lt;p&gt;c'est moi la bulle !&lt;/p&gt;";</text:p>
      <text:p text:style-name="P56"><text:tab/> <text:s/>info.id = "bulle";</text:p>
      <text:p text:style-name="P56"><text:tab/> <text:s/>info.style.position = "fixed";</text:p>
      <text:p text:style-name="P56"><text:tab/> <text:s/>info.style.top = "100px";</text:p>
      <text:p text:style-name="P56"><text:tab/> <text:s/>info.style.right = "150px";</text:p>
      <text:p text:style-name="P56"><text:tab/> <text:s/>info.style.backgroundColor = "<text:span text:style-name="T70">darkblue</text:span>";</text:p>
      <text:p text:style-name="P57"><text:tab/> <text:s/>info.style.<text:span text:style-name="T80">c</text:span>olor = "<text:span text:style-name="T71">white</text:span>";</text:p>
      <text:p text:style-name="P56"><text:tab/> <text:s/>document.body.appendChild(info);</text:p>
      <text:p text:style-name="P56"><text:tab/>}</text:p>
      <text:p text:style-name="P37"/>
      <text:list xml:id="list151547522880726" text:continue-numbering="true" text:style-name="L5">
        <text:list-header>
          <text:p text:style-name="P100">Décrivez ce que fait chaque ligne. Vous creuserez en particulier la première et la dernière ligne. Copiez ce code dans votre fichier <text:span text:style-name="T118">scripts_td1.js</text:span>. Lancez dans la console la commande <text:span text:style-name="T83">construit_infobulle();</text:span> <text:span text:style-name="T72">Observez ce qui se passe par l’inspecteur d’objet.</text:span></text:p>
          <text:p text:style-name="P100"/>
        </text:list-header>
        <text:list-item>
          <text:p text:style-name="P101">Stylisez un peu votre bulle <text:span text:style-name="T125">en ajoutant quelques lignes à la fonction </text:span><text:span text:style-name="T112">construit_infobulle</text:span>. Vous pouvez ajouter du padding, un border-radius et un b<text:span text:style-name="T81">o</text:span>x-shadow, etc.</text:p>
          <text:p text:style-name="P101"/>
        </text:list-item>
        <text:list-item>
          <text:p text:style-name="P101">Voici maintenant le code d’une fonction <text:span text:style-name="T83">detruit_bulle()</text:span> :</text:p>
        </text:list-item>
      </text:list>
      <text:p text:style-name="P38"/>
      <text:p text:style-name="P38"><text:tab/><text:span text:style-name="T83">function detruit_infobulle() {</text:span></text:p>
      <text:p text:style-name="P58"><text:tab/> <text:s/>var info = document.getElementById('bulle');</text:p>
      <text:p text:style-name="P58"><text:tab/> <text:s/>document.body.removeChild(info);</text:p>
      <text:p text:style-name="P58"><text:tab/>}</text:p>
      <text:p text:style-name="P38"/>
      <text:list xml:id="list151547840504044" text:continue-numbering="true" text:style-name="L5">
        <text:list-header>
          <text:p text:style-name="P102">Que fait chaque ligne ?</text:p>
          <text:p text:style-name="P102"/>
          <text:p text:style-name="P102">Copiez ce code dans votre script et lancez-le depuis la console. Observez ce qui se passe dans l’inspecteur d’objet quand on alterne cette commande et la précédente.</text:p>
          <text:p text:style-name="P102"/>
        </text:list-header>
        <text:list-item>
          <text:p text:style-name="P102">On peut renseigner d’autres attributs que <text:span text:style-name="T83">onclick</text:span> ou <text:span text:style-name="T83">ondblclick</text:span>. Par exemple, les attributs <text:span text:style-name="T83">onmouseover</text:span> et <text:span text:style-name="T83">onmouseout</text:span> existent aussi. Soyez malin et faites en sorte que l’info-bulle apparaisse au survol du footer et disparaisse à la fin de ce survol.</text:p>
        </text:list-item>
      </text:list>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10 Pitch2" svg:font-family="'Courier 10 Pitch'"/>
    <style:font-face style:name="FreeSans1" svg:font-family="FreeSans" style:font-family-generic="swiss"/>
    <style:font-face style:name="Courier 10 Pitch1" svg:font-family="'Courier 10 Pitch'" style:font-pitch="fixed"/>
    <style:font-face style:name="Courier 10 Pitch" svg:font-family="'Courier 10 Pitch'" style:font-adornments="Normal" style:font-pitch="fixed"/>
    <style:font-face style:name="Tlwg Typo" svg:font-family="'Tlwg Typ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Courier 10 Pitch" fo:font-family="'Courier 10 Pitch'" style:font-style-name="Normal" style:font-pitch="fixed" fo:font-size="12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52f95f" officeooo:paragraph-rsid="0052f95f"/>
    </style:style>
    <style:page-layout style:name="Mpm1">
      <style:page-layout-properties fo:page-width="21.001cm" fo:page-height="29.7cm" style:num-format="1" style:print-orientation="portrait" fo:margin-top="1.302cm" fo:margin-bottom="1.60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avaScript 2019<text:tab/><text:page-number text:select-page="current">9</text:page-number>/<text:page-count>9</text:page-count><text:tab/>TD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4T06:49:40.197017078</meta:creation-date>
    <dc:date>2019-03-25T15:14:43.192810582</dc:date>
    <meta:editing-duration>P1DT17H12M33S</meta:editing-duration>
    <meta:editing-cycles>94</meta:editing-cycles>
    <meta:generator>LibreOffice/5.1.6.2$Linux_X86_64 LibreOffice_project/10m0$Build-2</meta:generator>
    <meta:document-statistic meta:table-count="0" meta:image-count="0" meta:object-count="0" meta:page-count="9" meta:paragraph-count="152" meta:word-count="2328" meta:character-count="15024" meta:non-whitespace-character-count="12691"/>
  </office:meta>
</office:document-meta>
</file>